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ans" fo:font-size="12pt" officeooo:rsid="001ae02b" officeooo:paragraph-rsid="001c7d8f" style:font-size-asian="12pt" style:font-size-complex="12pt"/>
    </style:style>
    <style:style style:name="P2" style:family="paragraph" style:parent-style-name="Standard">
      <style:text-properties style:font-name="Liberation Sans" fo:font-size="12pt" officeooo:paragraph-rsid="00460acb" style:font-size-asian="12pt" style:font-size-complex="12pt"/>
    </style:style>
    <style:style style:name="P3" style:family="paragraph" style:parent-style-name="Standard">
      <style:text-properties style:font-name="Liberation Sans" fo:font-size="12pt" officeooo:paragraph-rsid="0020ef77" style:font-size-asian="12pt" style:font-size-complex="12pt"/>
    </style:style>
    <style:style style:name="P4" style:family="paragraph" style:parent-style-name="Standard">
      <style:text-properties style:font-name="Liberation Sans" fo:font-size="12pt" officeooo:rsid="002004bf" officeooo:paragraph-rsid="00377ac7" style:font-size-asian="12pt" style:font-size-complex="12pt"/>
    </style:style>
    <style:style style:name="P5" style:family="paragraph" style:parent-style-name="Standard">
      <style:text-properties style:font-name="Liberation Sans" fo:font-size="12pt" officeooo:rsid="0020ef77" officeooo:paragraph-rsid="003e40b1" style:font-size-asian="12pt" style:font-size-complex="12pt"/>
    </style:style>
    <style:style style:name="P6" style:family="paragraph" style:parent-style-name="Standard">
      <style:text-properties style:font-name="Liberation Sans" fo:font-size="12pt" fo:font-style="italic" officeooo:rsid="0020ef77" officeooo:paragraph-rsid="00460acb" style:font-size-asian="12pt" style:font-style-asian="italic" style:font-size-complex="12pt" style:font-style-complex="italic"/>
    </style:style>
    <style:style style:name="P7" style:family="paragraph" style:parent-style-name="Standard">
      <style:text-properties style:font-name="Liberation Sans" fo:font-size="12pt" fo:font-style="normal" officeooo:rsid="00221eee" officeooo:paragraph-rsid="00460acb" style:font-size-asian="12pt" style:font-style-asian="normal" style:font-size-complex="12pt" style:font-style-complex="normal"/>
    </style:style>
    <style:style style:name="P8" style:family="paragraph" style:parent-style-name="Standard">
      <style:text-properties style:font-name="Liberation Sans" fo:font-size="12pt" officeooo:rsid="0020ef77" officeooo:paragraph-rsid="0023bcb6" style:font-size-asian="12pt" style:font-size-complex="12pt"/>
    </style:style>
    <style:style style:name="P9" style:family="paragraph" style:parent-style-name="Standard">
      <style:text-properties style:font-name="Liberation Sans" fo:font-size="12pt" officeooo:rsid="00353bf2" officeooo:paragraph-rsid="0039b504" style:font-size-asian="12pt" style:font-size-complex="12pt"/>
    </style:style>
    <style:style style:name="P10" style:family="paragraph" style:parent-style-name="Standard">
      <style:text-properties style:font-name="Liberation Sans" fo:font-size="12pt" officeooo:rsid="0027fd68" officeooo:paragraph-rsid="0031229c" style:font-size-asian="12pt" style:font-size-complex="12pt"/>
    </style:style>
    <style:style style:name="P11" style:family="paragraph" style:parent-style-name="Standard">
      <style:text-properties style:font-name="Liberation Sans" fo:font-size="12pt" officeooo:rsid="0027fd68" officeooo:paragraph-rsid="0039b504" style:font-size-asian="12pt" style:font-size-complex="12pt"/>
    </style:style>
    <style:style style:name="P12" style:family="paragraph" style:parent-style-name="Standard">
      <style:text-properties style:font-name="Liberation Sans" fo:font-size="12pt" officeooo:rsid="002bfae8" officeooo:paragraph-rsid="0039b504" style:font-size-asian="12pt" style:font-size-complex="12pt"/>
    </style:style>
    <style:style style:name="P13" style:family="paragraph" style:parent-style-name="Standard">
      <style:text-properties style:font-name="Liberation Sans" fo:font-size="12pt" officeooo:rsid="002bfae8" officeooo:paragraph-rsid="003aed96" style:font-size-asian="12pt" style:font-size-complex="12pt"/>
    </style:style>
    <style:style style:name="P14" style:family="paragraph" style:parent-style-name="Standard">
      <style:text-properties style:font-name="Liberation Sans" fo:font-size="12pt" officeooo:rsid="002bfae8" officeooo:paragraph-rsid="0031229c" style:font-size-asian="12pt" style:font-size-complex="12pt"/>
    </style:style>
    <style:style style:name="P15" style:family="paragraph" style:parent-style-name="Standard">
      <style:text-properties style:font-name="Liberation Sans" fo:font-size="12pt" officeooo:rsid="001ae02b" officeooo:paragraph-rsid="001c7d8f" style:font-size-asian="12pt" style:font-size-complex="12pt"/>
    </style:style>
    <style:style style:name="P16" style:family="paragraph" style:parent-style-name="Standard">
      <style:text-properties style:font-name="Liberation Sans" fo:font-size="12pt" officeooo:paragraph-rsid="00460acb" style:font-size-asian="12pt" style:font-size-complex="12pt"/>
    </style:style>
    <style:style style:name="P17" style:family="paragraph" style:parent-style-name="Standard">
      <style:text-properties style:font-name="Liberation Sans" fo:font-size="12pt" officeooo:paragraph-rsid="0020ef77" style:font-size-asian="12pt" style:font-size-complex="12pt"/>
    </style:style>
    <style:style style:name="P18" style:family="paragraph" style:parent-style-name="Standard">
      <style:text-properties style:font-name="Liberation Sans" fo:font-size="12pt" officeooo:rsid="002004bf" officeooo:paragraph-rsid="00377ac7" style:font-size-asian="12pt" style:font-size-complex="12pt"/>
    </style:style>
    <style:style style:name="P19" style:family="paragraph" style:parent-style-name="Standard">
      <style:text-properties style:font-name="Liberation Sans" fo:font-size="12pt" officeooo:rsid="0020ef77" officeooo:paragraph-rsid="003e40b1" style:font-size-asian="12pt" style:font-size-complex="12pt"/>
    </style:style>
    <style:style style:name="P20" style:family="paragraph" style:parent-style-name="Standard">
      <style:text-properties style:font-name="Liberation Sans" fo:font-size="12pt" officeooo:rsid="0020ef77" officeooo:paragraph-rsid="0023bcb6" style:font-size-asian="12pt" style:font-size-complex="12pt"/>
    </style:style>
    <style:style style:name="P21" style:family="paragraph" style:parent-style-name="Standard">
      <style:text-properties style:font-name="Liberation Sans" fo:font-size="12pt" officeooo:rsid="0020ef77" officeooo:paragraph-rsid="00460acb" style:font-size-asian="12pt" style:font-size-complex="12pt"/>
    </style:style>
    <style:style style:name="P22" style:family="paragraph" style:parent-style-name="Standard">
      <style:text-properties style:font-name="Liberation Sans" fo:font-size="12pt" officeooo:rsid="00353bf2" officeooo:paragraph-rsid="0039b504" style:font-size-asian="12pt" style:font-size-complex="12pt"/>
    </style:style>
    <style:style style:name="P23" style:family="paragraph" style:parent-style-name="Standard">
      <style:text-properties style:font-name="Liberation Sans" fo:font-size="12pt" officeooo:rsid="0027fd68" officeooo:paragraph-rsid="0031229c" style:font-size-asian="12pt" style:font-size-complex="12pt"/>
    </style:style>
    <style:style style:name="P24" style:family="paragraph" style:parent-style-name="Standard">
      <style:text-properties style:font-name="Liberation Sans" fo:font-size="12pt" officeooo:rsid="0027fd68" officeooo:paragraph-rsid="0039b504" style:font-size-asian="12pt" style:font-size-complex="12pt"/>
    </style:style>
    <style:style style:name="P25" style:family="paragraph" style:parent-style-name="Standard">
      <style:text-properties style:font-name="Liberation Sans" fo:font-size="12pt" officeooo:rsid="002bfae8" officeooo:paragraph-rsid="0039b504" style:font-size-asian="12pt" style:font-size-complex="12pt"/>
    </style:style>
    <style:style style:name="P26" style:family="paragraph" style:parent-style-name="Standard">
      <style:text-properties style:font-name="Liberation Sans" fo:font-size="12pt" officeooo:rsid="002bfae8" officeooo:paragraph-rsid="003aed96" style:font-size-asian="12pt" style:font-size-complex="12pt"/>
    </style:style>
    <style:style style:name="P27" style:family="paragraph" style:parent-style-name="Standard">
      <style:text-properties style:font-name="Liberation Sans" fo:font-size="12pt" officeooo:rsid="002bfae8" officeooo:paragraph-rsid="0031229c" style:font-size-asian="12pt" style:font-size-complex="12pt"/>
    </style:style>
    <style:style style:name="P28" style:family="paragraph" style:parent-style-name="Standard">
      <style:text-properties style:font-name="Liberation Sans" fo:font-size="12pt" officeooo:rsid="003b2d1f" officeooo:paragraph-rsid="003b2d1f" style:font-size-asian="12pt" style:font-size-complex="12pt"/>
    </style:style>
    <style:style style:name="P29" style:family="paragraph" style:parent-style-name="Standard">
      <style:text-properties style:font-name="Liberation Sans" fo:font-size="12pt" fo:font-style="italic" officeooo:rsid="0020ef77" officeooo:paragraph-rsid="00460acb" style:font-size-asian="12pt" style:font-style-asian="italic" style:font-size-complex="12pt" style:font-style-complex="italic"/>
    </style:style>
    <style:style style:name="P30" style:family="paragraph" style:parent-style-name="Standard">
      <style:text-properties style:font-name="Liberation Sans" fo:font-size="12pt" fo:font-style="italic" officeooo:paragraph-rsid="00460acb" style:font-size-asian="12pt" style:font-style-asian="italic" style:font-size-complex="12pt" style:font-style-complex="italic"/>
    </style:style>
    <style:style style:name="P31" style:family="paragraph" style:parent-style-name="Standard">
      <style:text-properties style:font-name="Liberation Sans" fo:font-size="12pt" fo:font-style="italic" officeooo:rsid="001e5e56" officeooo:paragraph-rsid="00460acb" style:font-size-asian="12pt" style:font-style-asian="italic" style:font-size-complex="12pt" style:font-style-complex="italic"/>
    </style:style>
    <style:style style:name="P32" style:family="paragraph" style:parent-style-name="Standard">
      <style:text-properties style:font-name="Liberation Sans" fo:font-size="12pt" fo:font-style="italic" officeooo:rsid="002004bf" officeooo:paragraph-rsid="00460acb" style:font-size-asian="12pt" style:font-style-asian="italic" style:font-size-complex="12pt" style:font-style-complex="italic"/>
    </style:style>
    <style:style style:name="P33" style:family="paragraph" style:parent-style-name="Standard">
      <style:text-properties style:font-name="Liberation Sans" fo:font-size="12pt" fo:font-style="italic" officeooo:rsid="0023bcb6" officeooo:paragraph-rsid="00460acb" style:font-size-asian="12pt" style:font-style-asian="italic" style:font-size-complex="12pt" style:font-style-complex="italic"/>
    </style:style>
    <style:style style:name="P34" style:family="paragraph" style:parent-style-name="Standard">
      <style:text-properties style:font-name="Liberation Sans" fo:font-size="12pt" fo:font-style="italic" officeooo:rsid="002f2184" officeooo:paragraph-rsid="00460acb" style:font-size-asian="12pt" style:font-style-asian="italic" style:font-size-complex="12pt" style:font-style-complex="italic"/>
    </style:style>
    <style:style style:name="P35" style:family="paragraph" style:parent-style-name="Standard">
      <style:text-properties style:font-name="Liberation Sans" fo:font-size="12pt" fo:font-style="italic" officeooo:rsid="0031229c" officeooo:paragraph-rsid="00460acb" style:font-size-asian="12pt" style:font-style-asian="italic" style:font-size-complex="12pt" style:font-style-complex="italic"/>
    </style:style>
    <style:style style:name="P36" style:family="paragraph" style:parent-style-name="Standard">
      <style:text-properties style:font-name="Liberation Sans" fo:font-size="12pt" fo:font-style="italic" officeooo:rsid="003b2d1f" officeooo:paragraph-rsid="00460acb" style:font-size-asian="12pt" style:font-style-asian="italic" style:font-size-complex="12pt" style:font-style-complex="italic"/>
    </style:style>
    <style:style style:name="P37" style:family="paragraph" style:parent-style-name="Standard">
      <style:paragraph-properties fo:text-align="end" style:justify-single-word="false"/>
      <style:text-properties style:font-name="Liberation Sans" fo:font-size="12pt" fo:font-style="italic" officeooo:rsid="00460acb" officeooo:paragraph-rsid="00460acb" style:font-size-asian="12pt" style:font-style-asian="italic" style:font-size-complex="12pt" style:font-style-complex="italic"/>
    </style:style>
    <style:style style:name="P38" style:family="paragraph" style:parent-style-name="Standard">
      <style:text-properties style:font-name="Liberation Sans" fo:font-size="12pt" fo:font-style="normal" officeooo:rsid="001c7d8f" officeooo:paragraph-rsid="001c7d8f" style:font-size-asian="12pt" style:font-style-asian="normal" style:font-size-complex="12pt" style:font-style-complex="normal"/>
    </style:style>
    <style:style style:name="P39" style:family="paragraph" style:parent-style-name="Standard">
      <style:text-properties style:font-name="Liberation Sans" fo:font-size="12pt" fo:font-style="normal" officeooo:rsid="001e5e56" officeooo:paragraph-rsid="002004bf" style:font-size-asian="12pt" style:font-style-asian="normal" style:font-size-complex="12pt" style:font-style-complex="normal"/>
    </style:style>
    <style:style style:name="P40" style:family="paragraph" style:parent-style-name="Standard">
      <style:text-properties style:font-name="Liberation Sans" fo:font-size="12pt" fo:font-style="normal" officeooo:rsid="00377ac7" officeooo:paragraph-rsid="00377ac7" style:font-size-asian="12pt" style:font-style-asian="normal" style:font-size-complex="12pt" style:font-style-complex="normal"/>
    </style:style>
    <style:style style:name="P41" style:family="paragraph" style:parent-style-name="Standard">
      <style:text-properties style:font-name="Liberation Sans" fo:font-size="12pt" fo:font-style="normal" officeooo:rsid="0020ef77" officeooo:paragraph-rsid="002004bf" style:font-size-asian="12pt" style:font-style-asian="normal" style:font-size-complex="12pt" style:font-style-complex="normal"/>
    </style:style>
    <style:style style:name="P42" style:family="paragraph" style:parent-style-name="Standard">
      <style:text-properties style:font-name="Liberation Sans" fo:font-size="12pt" fo:font-style="normal" officeooo:rsid="00219c92" officeooo:paragraph-rsid="003e40b1" style:font-size-asian="12pt" style:font-style-asian="normal" style:font-size-complex="12pt" style:font-style-complex="normal"/>
    </style:style>
    <style:style style:name="P43" style:family="paragraph" style:parent-style-name="Standard">
      <style:text-properties style:font-name="Liberation Sans" fo:font-size="12pt" fo:font-style="normal" officeooo:rsid="00219c92" officeooo:paragraph-rsid="00460acb" style:font-size-asian="12pt" style:font-style-asian="normal" style:font-size-complex="12pt" style:font-style-complex="normal"/>
    </style:style>
    <style:style style:name="P44" style:family="paragraph" style:parent-style-name="Standard">
      <style:text-properties style:font-name="Liberation Sans" fo:font-size="12pt" fo:font-style="normal" officeooo:rsid="0023bcb6" officeooo:paragraph-rsid="0023bcb6" style:font-size-asian="12pt" style:font-style-asian="normal" style:font-size-complex="12pt" style:font-style-complex="normal"/>
    </style:style>
    <style:style style:name="P45" style:family="paragraph" style:parent-style-name="Standard">
      <style:text-properties style:font-name="Liberation Sans" fo:font-size="12pt" fo:font-style="normal" officeooo:rsid="00281091" officeooo:paragraph-rsid="0031229c" style:font-size-asian="12pt" style:font-style-asian="normal" style:font-size-complex="12pt" style:font-style-complex="normal"/>
    </style:style>
    <style:style style:name="P46" style:family="paragraph" style:parent-style-name="Standard">
      <style:text-properties style:font-name="Liberation Sans" fo:font-size="12pt" fo:font-style="normal" officeooo:rsid="00281091" officeooo:paragraph-rsid="00460acb" style:font-size-asian="12pt" style:font-style-asian="normal" style:font-size-complex="12pt" style:font-style-complex="normal"/>
    </style:style>
    <style:style style:name="P47" style:family="paragraph" style:parent-style-name="Standard">
      <style:text-properties style:font-name="Liberation Sans" fo:font-size="12pt" fo:font-style="normal" officeooo:rsid="00281091" officeooo:paragraph-rsid="0039b504" style:font-size-asian="12pt" style:font-style-asian="normal" style:font-size-complex="12pt" style:font-style-complex="normal"/>
    </style:style>
    <style:style style:name="P48" style:family="paragraph" style:parent-style-name="Standard">
      <style:text-properties style:font-name="Liberation Sans" fo:font-size="12pt" fo:font-style="normal" officeooo:rsid="002a2dc6" officeooo:paragraph-rsid="002a2dc6" style:font-size-asian="12pt" style:font-style-asian="normal" style:font-size-complex="12pt" style:font-style-complex="normal"/>
    </style:style>
    <style:style style:name="P49" style:family="paragraph" style:parent-style-name="Standard">
      <style:text-properties style:font-name="Liberation Sans" fo:font-size="12pt" fo:font-style="normal" officeooo:rsid="002a2dc6" officeooo:paragraph-rsid="00460acb" style:font-size-asian="12pt" style:font-style-asian="normal" style:font-size-complex="12pt" style:font-style-complex="normal"/>
    </style:style>
    <style:style style:name="P50" style:family="paragraph" style:parent-style-name="Standard">
      <style:text-properties style:font-name="Liberation Sans" fo:font-size="12pt" fo:font-style="normal" officeooo:rsid="002f2184" officeooo:paragraph-rsid="0039b504" style:font-size-asian="12pt" style:font-style-asian="normal" style:font-size-complex="12pt" style:font-style-complex="normal"/>
    </style:style>
    <style:style style:name="P51" style:family="paragraph" style:parent-style-name="Standard">
      <style:text-properties style:font-name="Liberation Sans" fo:font-size="12pt" fo:font-style="normal" officeooo:rsid="0031229c" officeooo:paragraph-rsid="003aed96" style:font-size-asian="12pt" style:font-style-asian="normal" style:font-size-complex="12pt" style:font-style-complex="normal"/>
    </style:style>
    <style:style style:name="P52" style:family="paragraph" style:parent-style-name="Standard">
      <style:text-properties style:font-name="Liberation Sans" fo:font-size="12pt" fo:font-style="normal" officeooo:rsid="0031229c" officeooo:paragraph-rsid="00460acb" style:font-size-asian="12pt" style:font-style-asian="normal" style:font-size-complex="12pt" style:font-style-complex="normal"/>
    </style:style>
    <style:style style:name="P53" style:family="paragraph" style:parent-style-name="Standard">
      <style:text-properties style:font-name="Liberation Sans" fo:font-size="12pt" fo:font-style="normal" officeooo:rsid="0031229c" officeooo:paragraph-rsid="0031229c" style:font-size-asian="12pt" style:font-style-asian="normal" style:font-size-complex="12pt" style:font-style-complex="normal"/>
    </style:style>
    <style:style style:name="P54" style:family="paragraph" style:parent-style-name="Standard">
      <style:text-properties style:font-name="Liberation Sans" fo:font-size="12pt" fo:font-style="normal" officeooo:rsid="003b2d1f" officeooo:paragraph-rsid="003b2d1f" style:font-size-asian="12pt" style:font-style-asian="normal" style:font-size-complex="12pt" style:font-style-complex="normal"/>
    </style:style>
    <style:style style:name="P55" style:family="paragraph" style:parent-style-name="Standard">
      <style:paragraph-properties fo:text-align="end" style:justify-single-word="false"/>
      <style:text-properties style:font-name="Liberation Sans" fo:font-size="12pt" fo:font-style="normal" officeooo:rsid="00460acb" officeooo:paragraph-rsid="00460acb" style:font-size-asian="12pt" style:font-style-asian="normal" style:font-size-complex="12pt" style:font-style-complex="normal"/>
    </style:style>
    <style:style style:name="P56" style:family="paragraph" style:parent-style-name="Standard">
      <style:text-properties style:font-name="Liberation Sans" fo:font-size="12pt" fo:font-style="italic" officeooo:paragraph-rsid="00460acb" style:font-size-asian="12pt" style:font-style-asian="italic" style:font-size-complex="12pt" style:font-style-complex="italic"/>
    </style:style>
    <style:style style:name="P57" style:family="paragraph" style:parent-style-name="Standard">
      <style:text-properties style:font-name="Liberation Sans" fo:font-size="12pt" fo:font-style="italic" officeooo:rsid="00377ac7" officeooo:paragraph-rsid="00460acb" style:font-size-asian="12pt" style:font-style-asian="italic" style:font-size-complex="12pt" style:font-style-complex="italic"/>
    </style:style>
    <style:style style:name="P58" style:family="paragraph" style:parent-style-name="Standard">
      <style:text-properties style:font-name="Liberation Sans" fo:font-size="12pt" fo:font-style="italic" officeooo:rsid="0020ef77" officeooo:paragraph-rsid="00460acb" style:font-size-asian="12pt" style:font-style-asian="italic" style:font-size-complex="12pt" style:font-style-complex="italic"/>
    </style:style>
    <style:style style:name="P59" style:family="paragraph" style:parent-style-name="Standard">
      <style:text-properties style:font-name="Liberation Sans" fo:font-size="12pt" fo:font-style="normal" officeooo:rsid="0020ef77" officeooo:paragraph-rsid="00377ac7" style:font-size-asian="12pt" style:font-style-asian="normal" style:font-size-complex="12pt" style:font-style-complex="normal"/>
    </style:style>
    <style:style style:name="P60" style:family="paragraph" style:parent-style-name="Standard">
      <style:text-properties style:font-name="Liberation Sans" fo:font-size="12pt" fo:font-style="normal" officeooo:rsid="00221eee" officeooo:paragraph-rsid="003e40b1" style:font-size-asian="12pt" style:font-style-asian="normal" style:font-size-complex="12pt" style:font-style-complex="normal"/>
    </style:style>
    <style:style style:name="P61" style:family="paragraph" style:parent-style-name="Standard">
      <style:text-properties style:font-name="Liberation Sans" fo:font-size="12pt" fo:font-style="normal" officeooo:rsid="00221eee" officeooo:paragraph-rsid="00460acb" style:font-size-asian="12pt" style:font-style-asian="normal" style:font-size-complex="12pt" style:font-style-complex="normal"/>
    </style:style>
    <style:style style:name="P62" style:family="paragraph" style:parent-style-name="Standard">
      <style:text-properties style:font-name="Liberation Sans" fo:font-size="12pt" fo:font-style="normal" officeooo:rsid="0031229c" officeooo:paragraph-rsid="0031229c" style:font-size-asian="12pt" style:font-style-asian="normal" style:font-size-complex="12pt" style:font-style-complex="normal"/>
    </style:style>
    <style:style style:name="P63" style:family="paragraph" style:parent-style-name="Standard">
      <style:text-properties style:font-name="Liberation Sans" fo:font-size="12pt" officeooo:rsid="001ae02b" officeooo:paragraph-rsid="001c7d8f" style:font-size-asian="12pt" style:font-size-complex="12pt"/>
    </style:style>
    <style:style style:name="P64" style:family="paragraph" style:parent-style-name="Standard">
      <style:text-properties style:font-name="Liberation Sans" fo:font-size="12pt" officeooo:paragraph-rsid="00460acb" style:font-size-asian="12pt" style:font-size-complex="12pt"/>
    </style:style>
    <style:style style:name="P65" style:family="paragraph" style:parent-style-name="Standard">
      <style:text-properties style:font-name="Liberation Sans" fo:font-size="12pt" officeooo:paragraph-rsid="0020ef77" style:font-size-asian="12pt" style:font-size-complex="12pt"/>
    </style:style>
    <style:style style:name="P66" style:family="paragraph" style:parent-style-name="Standard">
      <style:text-properties style:font-name="Liberation Sans" fo:font-size="12pt" officeooo:rsid="002004bf" officeooo:paragraph-rsid="00377ac7" style:font-size-asian="12pt" style:font-size-complex="12pt"/>
    </style:style>
    <style:style style:name="P67" style:family="paragraph" style:parent-style-name="Standard">
      <style:text-properties style:font-name="Liberation Sans" fo:font-size="12pt" officeooo:rsid="0020ef77" officeooo:paragraph-rsid="003e40b1" style:font-size-asian="12pt" style:font-size-complex="12pt"/>
    </style:style>
    <style:style style:name="P68" style:family="paragraph" style:parent-style-name="Standard">
      <style:text-properties style:font-name="Liberation Sans" fo:font-size="12pt" officeooo:rsid="0020ef77" officeooo:paragraph-rsid="0023bcb6" style:font-size-asian="12pt" style:font-size-complex="12pt"/>
    </style:style>
    <style:style style:name="P69" style:family="paragraph" style:parent-style-name="Standard">
      <style:text-properties style:font-name="Liberation Sans" fo:font-size="12pt" officeooo:rsid="00353bf2" officeooo:paragraph-rsid="0039b504" style:font-size-asian="12pt" style:font-size-complex="12pt"/>
    </style:style>
    <style:style style:name="P70" style:family="paragraph" style:parent-style-name="Standard">
      <style:text-properties style:font-name="Liberation Sans" fo:font-size="12pt" officeooo:rsid="0027fd68" officeooo:paragraph-rsid="0031229c" style:font-size-asian="12pt" style:font-size-complex="12pt"/>
    </style:style>
    <style:style style:name="P71" style:family="paragraph" style:parent-style-name="Standard">
      <style:text-properties style:font-name="Liberation Sans" fo:font-size="12pt" officeooo:rsid="0027fd68" officeooo:paragraph-rsid="0039b504" style:font-size-asian="12pt" style:font-size-complex="12pt"/>
    </style:style>
    <style:style style:name="P72" style:family="paragraph" style:parent-style-name="Standard">
      <style:text-properties style:font-name="Liberation Sans" fo:font-size="12pt" officeooo:rsid="002bfae8" officeooo:paragraph-rsid="0039b504" style:font-size-asian="12pt" style:font-size-complex="12pt"/>
    </style:style>
    <style:style style:name="P73" style:family="paragraph" style:parent-style-name="Standard">
      <style:text-properties style:font-name="Liberation Sans" fo:font-size="12pt" officeooo:rsid="002bfae8" officeooo:paragraph-rsid="003aed96" style:font-size-asian="12pt" style:font-size-complex="12pt"/>
    </style:style>
    <style:style style:name="P74" style:family="paragraph" style:parent-style-name="Standard">
      <style:text-properties style:font-name="Liberation Sans" fo:font-size="12pt" officeooo:rsid="002bfae8" officeooo:paragraph-rsid="0031229c" style:font-size-asian="12pt" style:font-size-complex="12pt"/>
    </style:style>
    <style:style style:name="T1" style:family="text">
      <style:text-properties fo:font-size="16pt" style:font-size-asian="14pt" style:font-size-complex="16pt"/>
    </style:style>
    <style:style style:name="T2" style:family="text">
      <style:text-properties fo:font-size="16pt" officeooo:rsid="003932e2" style:font-size-asian="14pt" style:font-size-complex="16pt"/>
    </style:style>
    <style:style style:name="T3" style:family="text">
      <style:text-properties fo:font-size="16pt" fo:font-style="italic" officeooo:rsid="001ae02b" style:font-size-asian="14pt" style:font-style-asian="italic" style:font-size-complex="16pt" style:font-style-complex="italic"/>
    </style:style>
    <style:style style:name="T4" style:family="text">
      <style:text-properties fo:font-size="16pt" fo:font-style="normal" officeooo:rsid="001c7d8f" style:font-size-asian="14pt" style:font-style-asian="normal" style:font-size-complex="16pt" style:font-style-complex="normal"/>
    </style:style>
    <style:style style:name="T5" style:family="text">
      <style:text-properties fo:font-size="16pt" fo:font-style="italic" officeooo:rsid="001c7d8f" style:font-size-asian="14pt" style:font-style-asian="italic" style:font-size-complex="16pt" style:font-style-complex="italic"/>
    </style:style>
    <style:style style:name="T6" style:family="text">
      <style:text-properties fo:font-size="16pt" fo:font-style="normal" officeooo:rsid="001ae02b" style:font-size-asian="14pt" style:font-style-asian="normal" style:font-size-complex="16pt" style:font-style-complex="normal"/>
    </style:style>
    <style:style style:name="T7" style:family="text">
      <style:text-properties fo:font-size="16pt" fo:font-style="normal" officeooo:rsid="001e5e56" style:font-size-asian="14pt" style:font-style-asian="normal" style:font-size-complex="16pt" style:font-style-complex="normal"/>
    </style:style>
    <style:style style:name="T8" style:family="text">
      <style:text-properties fo:font-size="16pt" fo:font-style="normal" officeooo:rsid="003932e2" style:font-size-asian="14pt" style:font-style-asian="normal" style:font-size-complex="16pt" style:font-style-complex="normal"/>
    </style:style>
    <style:style style:name="T9" style:family="text">
      <style:text-properties fo:font-size="16pt" fo:font-style="italic" officeooo:rsid="001e5e56" style:font-size-asian="14pt" style:font-style-asian="italic" style:font-size-complex="16pt" style:font-style-complex="italic"/>
    </style:style>
    <style:style style:name="T10" style:family="text">
      <style:text-properties fo:font-size="16pt" fo:font-style="italic" officeooo:rsid="0023bcb6" style:font-size-asian="14pt" style:font-style-asian="italic" style:font-size-complex="16pt" style:font-style-complex="italic"/>
    </style:style>
    <style:style style:name="T11" style:family="text">
      <style:text-properties fo:font-size="16pt" fo:font-style="normal" officeooo:rsid="002004bf" style:font-size-asian="14pt" style:font-style-asian="normal" style:font-size-complex="16pt" style:font-style-complex="normal"/>
    </style:style>
    <style:style style:name="T12" style:family="text">
      <style:text-properties fo:font-size="16pt" fo:font-style="normal" style:font-size-asian="14pt" style:font-style-asian="normal" style:font-size-complex="16pt" style:font-style-complex="normal"/>
    </style:style>
    <style:style style:name="T13" style:family="text">
      <style:text-properties fo:font-size="16pt" fo:font-style="normal" officeooo:rsid="00377ac7" style:font-size-asian="14pt" style:font-style-asian="normal" style:font-size-complex="16pt" style:font-style-complex="normal"/>
    </style:style>
    <style:style style:name="T14" style:family="text">
      <style:text-properties fo:font-size="16pt" fo:font-style="normal" officeooo:rsid="0020ef77" style:font-size-asian="14pt" style:font-style-asian="normal" style:font-size-complex="16pt" style:font-style-complex="normal"/>
    </style:style>
    <style:style style:name="T15" style:family="text">
      <style:text-properties fo:font-size="16pt" fo:font-style="normal" officeooo:rsid="00221eee" style:font-size-asian="14pt" style:font-style-asian="normal" style:font-size-complex="16pt" style:font-style-complex="normal"/>
    </style:style>
    <style:style style:name="T16" style:family="text">
      <style:text-properties fo:font-style="normal" officeooo:rsid="00221eee" style:font-style-asian="normal" style:font-style-complex="normal"/>
    </style:style>
    <style:style style:name="T17" style:family="text">
      <style:text-properties fo:font-size="16pt" fo:font-style="normal" officeooo:rsid="0023bcb6" style:font-size-asian="14pt" style:font-style-asian="normal" style:font-size-complex="16pt" style:font-style-complex="normal"/>
    </style:style>
    <style:style style:name="T18" style:family="text">
      <style:text-properties fo:font-size="16pt" fo:font-style="normal" officeooo:rsid="00242c3b" style:font-size-asian="14pt" style:font-style-asian="normal" style:font-size-complex="16pt" style:font-style-complex="normal"/>
    </style:style>
    <style:style style:name="T19" style:family="text">
      <style:text-properties fo:font-size="16pt" fo:font-style="normal" officeooo:rsid="0039b504" style:font-size-asian="14pt" style:font-style-asian="normal" style:font-size-complex="16pt" style:font-style-complex="normal"/>
    </style:style>
    <style:style style:name="T20" style:family="text">
      <style:text-properties fo:font-size="16pt" fo:font-style="normal" officeooo:rsid="00360773" style:font-size-asian="14pt" style:font-style-asian="normal" style:font-size-complex="16pt" style:font-style-complex="normal"/>
    </style:style>
    <style:style style:name="T21" style:family="text">
      <style:text-properties fo:font-size="16pt" fo:font-style="normal" officeooo:rsid="00281091" style:font-size-asian="14pt" style:font-style-asian="normal" style:font-size-complex="16pt" style:font-style-complex="normal"/>
    </style:style>
    <style:style style:name="T22" style:family="text">
      <style:text-properties fo:font-size="16pt" fo:font-style="normal" officeooo:rsid="00291ef2" style:font-size-asian="14pt" style:font-style-asian="normal" style:font-size-complex="16pt" style:font-style-complex="normal"/>
    </style:style>
    <style:style style:name="T23" style:family="text">
      <style:text-properties fo:font-size="16pt" fo:font-style="normal" officeooo:rsid="002d409e" style:font-size-asian="14pt" style:font-style-asian="normal" style:font-size-complex="16pt" style:font-style-complex="normal"/>
    </style:style>
    <style:style style:name="T24" style:family="text">
      <style:text-properties fo:font-size="16pt" fo:font-style="normal" officeooo:rsid="00297d29" style:font-size-asian="14pt" style:font-style-asian="normal" style:font-size-complex="16pt" style:font-style-complex="normal"/>
    </style:style>
    <style:style style:name="T25" style:family="text">
      <style:text-properties fo:font-size="16pt" fo:font-style="normal" officeooo:rsid="002a2dc6" style:font-size-asian="14pt" style:font-style-asian="normal" style:font-size-complex="16pt" style:font-style-complex="normal"/>
    </style:style>
    <style:style style:name="T26" style:family="text">
      <style:text-properties fo:font-size="16pt" fo:font-style="normal" officeooo:rsid="002f2184" style:font-size-asian="14pt" style:font-style-asian="normal" style:font-size-complex="16pt" style:font-style-complex="normal"/>
    </style:style>
    <style:style style:name="T27" style:family="text">
      <style:text-properties fo:font-size="16pt" fo:font-style="normal" officeooo:rsid="0031229c" style:font-size-asian="14pt" style:font-style-asian="normal" style:font-size-complex="16pt" style:font-style-complex="normal"/>
    </style:style>
    <style:style style:name="T28" style:family="text">
      <style:text-properties fo:font-size="16pt" fo:font-style="normal" officeooo:rsid="003aed96" style:font-size-asian="14pt" style:font-style-asian="normal" style:font-size-complex="16pt" style:font-style-complex="normal"/>
    </style:style>
    <style:style style:name="T29" style:family="text">
      <style:text-properties fo:font-size="16pt" fo:font-style="normal" officeooo:rsid="003b2650" style:font-size-asian="14pt" style:font-style-asian="normal" style:font-size-complex="16pt" style:font-style-complex="normal"/>
    </style:style>
    <style:style style:name="T30" style:family="text">
      <style:text-properties fo:font-size="16pt" style:font-size-asian="14pt" style:font-size-complex="16pt"/>
    </style:style>
    <style:style style:name="T31" style:family="text">
      <style:text-properties fo:font-size="16pt" officeooo:rsid="003932e2" style:font-size-asian="14pt" style:font-size-complex="16pt"/>
    </style:style>
    <style:style style:name="T32" style:family="text">
      <style:text-properties fo:font-size="16pt" fo:font-style="italic" officeooo:rsid="001ae02b" style:font-size-asian="14pt" style:font-style-asian="italic" style:font-size-complex="16pt" style:font-style-complex="italic"/>
    </style:style>
    <style:style style:name="T33" style:family="text">
      <style:text-properties fo:font-size="16pt" fo:font-style="italic" officeooo:rsid="001c7d8f" style:font-size-asian="14pt" style:font-style-asian="italic" style:font-size-complex="16pt" style:font-style-complex="italic"/>
    </style:style>
    <style:style style:name="T34" style:family="text">
      <style:text-properties fo:font-size="16pt" fo:font-style="italic" officeooo:rsid="001e5e56" style:font-size-asian="14pt" style:font-style-asian="italic" style:font-size-complex="16pt" style:font-style-complex="italic"/>
    </style:style>
    <style:style style:name="T35" style:family="text">
      <style:text-properties fo:font-size="16pt" fo:font-style="italic" officeooo:rsid="0023bcb6" style:font-size-asian="14pt" style:font-style-asian="italic" style:font-size-complex="16pt" style:font-style-complex="italic"/>
    </style:style>
    <style:style style:name="T36" style:family="text">
      <style:text-properties fo:font-size="16pt" fo:font-style="normal" style:font-size-asian="14pt" style:font-style-asian="normal" style:font-size-complex="16pt" style:font-style-complex="normal"/>
    </style:style>
    <style:style style:name="T37" style:family="text">
      <style:text-properties fo:font-size="16pt" fo:font-style="normal" officeooo:rsid="001c7d8f" style:font-size-asian="14pt" style:font-style-asian="normal" style:font-size-complex="16pt" style:font-style-complex="normal"/>
    </style:style>
    <style:style style:name="T38" style:family="text">
      <style:text-properties fo:font-size="16pt" fo:font-style="normal" officeooo:rsid="001ae02b" style:font-size-asian="14pt" style:font-style-asian="normal" style:font-size-complex="16pt" style:font-style-complex="normal"/>
    </style:style>
    <style:style style:name="T39" style:family="text">
      <style:text-properties fo:font-size="16pt" fo:font-style="normal" officeooo:rsid="001e5e56" style:font-size-asian="14pt" style:font-style-asian="normal" style:font-size-complex="16pt" style:font-style-complex="normal"/>
    </style:style>
    <style:style style:name="T40" style:family="text">
      <style:text-properties fo:font-size="16pt" fo:font-style="normal" officeooo:rsid="003932e2" style:font-size-asian="14pt" style:font-style-asian="normal" style:font-size-complex="16pt" style:font-style-complex="normal"/>
    </style:style>
    <style:style style:name="T41" style:family="text">
      <style:text-properties fo:font-size="16pt" fo:font-style="normal" officeooo:rsid="002004bf" style:font-size-asian="14pt" style:font-style-asian="normal" style:font-size-complex="16pt" style:font-style-complex="normal"/>
    </style:style>
    <style:style style:name="T42" style:family="text">
      <style:text-properties fo:font-size="16pt" fo:font-style="normal" officeooo:rsid="00377ac7" style:font-size-asian="14pt" style:font-style-asian="normal" style:font-size-complex="16pt" style:font-style-complex="normal"/>
    </style:style>
    <style:style style:name="T43" style:family="text">
      <style:text-properties fo:font-size="16pt" fo:font-style="normal" officeooo:rsid="0020ef77" style:font-size-asian="14pt" style:font-style-asian="normal" style:font-size-complex="16pt" style:font-style-complex="normal"/>
    </style:style>
    <style:style style:name="T44" style:family="text">
      <style:text-properties fo:font-size="16pt" fo:font-style="normal" officeooo:rsid="00221eee" style:font-size-asian="14pt" style:font-style-asian="normal" style:font-size-complex="16pt" style:font-style-complex="normal"/>
    </style:style>
    <style:style style:name="T45" style:family="text">
      <style:text-properties fo:font-size="16pt" fo:font-style="normal" officeooo:rsid="0023bcb6" style:font-size-asian="14pt" style:font-style-asian="normal" style:font-size-complex="16pt" style:font-style-complex="normal"/>
    </style:style>
    <style:style style:name="T46" style:family="text">
      <style:text-properties fo:font-size="16pt" fo:font-style="normal" officeooo:rsid="00242c3b" style:font-size-asian="14pt" style:font-style-asian="normal" style:font-size-complex="16pt" style:font-style-complex="normal"/>
    </style:style>
    <style:style style:name="T47" style:family="text">
      <style:text-properties fo:font-size="16pt" fo:font-style="normal" officeooo:rsid="0039b504" style:font-size-asian="14pt" style:font-style-asian="normal" style:font-size-complex="16pt" style:font-style-complex="normal"/>
    </style:style>
    <style:style style:name="T48" style:family="text">
      <style:text-properties fo:font-size="16pt" fo:font-style="normal" officeooo:rsid="00360773" style:font-size-asian="14pt" style:font-style-asian="normal" style:font-size-complex="16pt" style:font-style-complex="normal"/>
    </style:style>
    <style:style style:name="T49" style:family="text">
      <style:text-properties fo:font-size="16pt" fo:font-style="normal" officeooo:rsid="00281091" style:font-size-asian="14pt" style:font-style-asian="normal" style:font-size-complex="16pt" style:font-style-complex="normal"/>
    </style:style>
    <style:style style:name="T50" style:family="text">
      <style:text-properties fo:font-size="16pt" fo:font-style="normal" officeooo:rsid="00291ef2" style:font-size-asian="14pt" style:font-style-asian="normal" style:font-size-complex="16pt" style:font-style-complex="normal"/>
    </style:style>
    <style:style style:name="T51" style:family="text">
      <style:text-properties fo:font-size="16pt" fo:font-style="normal" officeooo:rsid="002d409e" style:font-size-asian="14pt" style:font-style-asian="normal" style:font-size-complex="16pt" style:font-style-complex="normal"/>
    </style:style>
    <style:style style:name="T52" style:family="text">
      <style:text-properties fo:font-size="16pt" fo:font-style="normal" officeooo:rsid="00297d29" style:font-size-asian="14pt" style:font-style-asian="normal" style:font-size-complex="16pt" style:font-style-complex="normal"/>
    </style:style>
    <style:style style:name="T53" style:family="text">
      <style:text-properties fo:font-size="16pt" fo:font-style="normal" officeooo:rsid="002a2dc6" style:font-size-asian="14pt" style:font-style-asian="normal" style:font-size-complex="16pt" style:font-style-complex="normal"/>
    </style:style>
    <style:style style:name="T54" style:family="text">
      <style:text-properties fo:font-size="16pt" fo:font-style="normal" officeooo:rsid="002f2184" style:font-size-asian="14pt" style:font-style-asian="normal" style:font-size-complex="16pt" style:font-style-complex="normal"/>
    </style:style>
    <style:style style:name="T55" style:family="text">
      <style:text-properties fo:font-size="16pt" fo:font-style="normal" officeooo:rsid="0031229c" style:font-size-asian="14pt" style:font-style-asian="normal" style:font-size-complex="16pt" style:font-style-complex="normal"/>
    </style:style>
    <style:style style:name="T56" style:family="text">
      <style:text-properties fo:font-size="16pt" fo:font-style="normal" officeooo:rsid="003aed96" style:font-size-asian="14pt" style:font-style-asian="normal" style:font-size-complex="16pt" style:font-style-complex="normal"/>
    </style:style>
    <style:style style:name="T57" style:family="text">
      <style:text-properties fo:font-size="16pt" fo:font-style="normal" officeooo:rsid="003b2650" style:font-size-asian="14pt" style:font-style-asian="normal" style:font-size-complex="16pt" style:font-style-complex="normal"/>
    </style:style>
    <style:style style:name="T58" style:family="text">
      <style:text-properties fo:font-style="italic" style:font-style-asian="italic" style:font-style-complex="italic"/>
    </style:style>
    <style:style style:name="T59" style:family="text">
      <style:text-properties fo:font-style="italic" officeooo:rsid="00291ef2" style:font-style-asian="italic" style:font-style-complex="italic"/>
    </style:style>
    <style:style style:name="T60" style:family="text">
      <style:text-properties fo:font-style="italic" officeooo:rsid="003aed96" style:font-style-asian="italic" style:font-style-complex="italic"/>
    </style:style>
    <style:style style:name="T61" style:family="text">
      <style:text-properties fo:font-style="italic" officeooo:rsid="003fce4d" style:font-style-asian="italic" style:font-style-complex="italic"/>
    </style:style>
    <style:style style:name="T62" style:family="text">
      <style:text-properties fo:font-style="normal" style:font-style-asian="normal" style:font-style-complex="normal"/>
    </style:style>
    <style:style style:name="T63" style:family="text">
      <style:text-properties fo:font-style="normal" officeooo:rsid="001c7d8f" style:font-style-asian="normal" style:font-style-complex="normal"/>
    </style:style>
    <style:style style:name="T64" style:family="text">
      <style:text-properties fo:font-style="normal" officeooo:rsid="003932e2" style:font-style-asian="normal" style:font-style-complex="normal"/>
    </style:style>
    <style:style style:name="T65" style:family="text">
      <style:text-properties fo:font-style="normal" officeooo:rsid="00377ac7" style:font-style-asian="normal" style:font-style-complex="normal"/>
    </style:style>
    <style:style style:name="T66" style:family="text">
      <style:text-properties fo:font-style="normal" officeooo:rsid="0020ef77" style:font-style-asian="normal" style:font-style-complex="normal"/>
    </style:style>
    <style:style style:name="T67" style:family="text">
      <style:text-properties fo:font-style="normal" officeooo:rsid="00221eee" style:font-style-asian="normal" style:font-style-complex="normal"/>
    </style:style>
    <style:style style:name="T68" style:family="text">
      <style:text-properties fo:font-style="normal" officeooo:rsid="0023bcb6" style:font-style-asian="normal" style:font-style-complex="normal"/>
    </style:style>
    <style:style style:name="T69" style:family="text">
      <style:text-properties fo:font-style="normal" officeooo:rsid="00242c3b" style:font-style-asian="normal" style:font-style-complex="normal"/>
    </style:style>
    <style:style style:name="T70" style:family="text">
      <style:text-properties fo:font-style="normal" officeooo:rsid="0039b504" style:font-style-asian="normal" style:font-style-complex="normal"/>
    </style:style>
    <style:style style:name="T71" style:family="text">
      <style:text-properties fo:font-style="normal" officeooo:rsid="00360773" style:font-style-asian="normal" style:font-style-complex="normal"/>
    </style:style>
    <style:style style:name="T72" style:family="text">
      <style:text-properties fo:font-style="normal" officeooo:rsid="00281091" style:font-style-asian="normal" style:font-style-complex="normal"/>
    </style:style>
    <style:style style:name="T73" style:family="text">
      <style:text-properties fo:font-style="normal" officeooo:rsid="00291ef2" style:font-style-asian="normal" style:font-style-complex="normal"/>
    </style:style>
    <style:style style:name="T74" style:family="text">
      <style:text-properties fo:font-style="normal" officeooo:rsid="002d409e" style:font-style-asian="normal" style:font-style-complex="normal"/>
    </style:style>
    <style:style style:name="T75" style:family="text">
      <style:text-properties fo:font-style="normal" officeooo:rsid="00297d29" style:font-style-asian="normal" style:font-style-complex="normal"/>
    </style:style>
    <style:style style:name="T76" style:family="text">
      <style:text-properties fo:font-style="normal" officeooo:rsid="002a2dc6" style:font-style-asian="normal" style:font-style-complex="normal"/>
    </style:style>
    <style:style style:name="T77" style:family="text">
      <style:text-properties fo:font-style="normal" officeooo:rsid="002f2184" style:font-style-asian="normal" style:font-style-complex="normal"/>
    </style:style>
    <style:style style:name="T78" style:family="text">
      <style:text-properties fo:font-style="normal" officeooo:rsid="0031229c" style:font-style-asian="normal" style:font-style-complex="normal"/>
    </style:style>
    <style:style style:name="T79" style:family="text">
      <style:text-properties fo:font-style="normal" officeooo:rsid="003aed96" style:font-style-asian="normal" style:font-style-complex="normal"/>
    </style:style>
    <style:style style:name="T80" style:family="text">
      <style:text-properties fo:font-style="normal" officeooo:rsid="003b2650" style:font-style-asian="normal" style:font-style-complex="normal"/>
    </style:style>
    <style:style style:name="T81" style:family="text">
      <style:text-properties fo:font-style="normal" officeooo:rsid="00219c92" style:font-style-asian="normal" style:font-style-complex="normal"/>
    </style:style>
    <style:style style:name="T82" style:family="text">
      <style:text-properties fo:font-style="normal" officeooo:rsid="00246eb4" style:font-style-asian="normal" style:font-style-complex="normal"/>
    </style:style>
    <style:style style:name="T83" style:family="text">
      <style:text-properties fo:font-style="normal" officeooo:rsid="002493e0" style:font-style-asian="normal" style:font-style-complex="normal"/>
    </style:style>
    <style:style style:name="T84" style:family="text">
      <style:text-properties fo:font-style="normal" officeooo:rsid="002643c3" style:font-style-asian="normal" style:font-style-complex="normal"/>
    </style:style>
    <style:style style:name="T85" style:family="text">
      <style:text-properties fo:font-style="normal" officeooo:rsid="0027fd68" style:font-style-asian="normal" style:font-style-complex="normal"/>
    </style:style>
    <style:style style:name="T86" style:family="text">
      <style:text-properties fo:font-style="normal" officeooo:rsid="003136ef" style:font-style-asian="normal" style:font-style-complex="normal"/>
    </style:style>
    <style:style style:name="T87" style:family="text">
      <style:text-properties fo:font-style="normal" officeooo:rsid="0032f8df" style:font-style-asian="normal" style:font-style-complex="normal"/>
    </style:style>
    <style:style style:name="T88" style:family="text">
      <style:text-properties fo:font-style="normal" officeooo:rsid="0035beba" style:font-style-asian="normal" style:font-style-complex="normal"/>
    </style:style>
    <style:style style:name="T89" style:family="text">
      <style:text-properties fo:font-style="normal" officeooo:rsid="003e40b1" style:font-style-asian="normal" style:font-style-complex="normal"/>
    </style:style>
    <style:style style:name="T90" style:family="text">
      <style:text-properties fo:font-style="normal" officeooo:rsid="003fce4d" style:font-style-asian="normal" style:font-style-complex="normal"/>
    </style:style>
    <style:style style:name="T91" style:family="text">
      <style:text-properties fo:font-style="normal" officeooo:rsid="0040ebde" style:font-style-asian="normal" style:font-style-complex="normal"/>
    </style:style>
    <style:style style:name="T92" style:family="text">
      <style:text-properties fo:font-style="normal" officeooo:rsid="001e5e56" style:font-style-asian="normal" style:font-style-complex="normal"/>
    </style:style>
    <style:style style:name="T93" style:family="text">
      <style:text-properties fo:font-style="normal" officeooo:rsid="0048c879" style:font-style-asian="normal" style:font-style-complex="normal"/>
    </style:style>
    <style:style style:name="T94" style:family="text">
      <style:text-properties style:text-position="super 58%" fo:font-style="normal" style:font-style-asian="normal" style:font-style-complex="normal"/>
    </style:style>
    <style:style style:name="T95" style:family="text">
      <style:text-properties style:text-position="super 58%" fo:font-style="normal" officeooo:rsid="002643c3" style:font-style-asian="normal" style:font-style-complex="normal"/>
    </style:style>
    <style:style style:name="T96" style:family="text">
      <style:text-properties style:text-position="super 58%" fo:font-style="normal" officeooo:rsid="002d409e" style:font-style-asian="normal" style:font-style-complex="normal"/>
    </style:style>
    <style:style style:name="T97" style:family="text">
      <style:text-properties officeooo:rsid="0040ebde"/>
    </style:style>
    <style:style style:name="T98" style:family="text">
      <style:text-properties style:font-name-complex="Calibri"/>
    </style:style>
    <style:style style:name="T99" style:family="text">
      <style:text-properties officeooo:rsid="0047c254"/>
    </style:style>
    <style:style style:name="T100" style:family="text">
      <style:text-properties officeooo:rsid="0048c879"/>
    </style:style>
  </office:automatic-styles>
  <office:body>
    <office:text text:use-soft-page-breaks="true">
      <office:forms form:automatic-focus="false" form:apply-design-mode="false"/>
      <text:tracked-changes>
        <text:changed-region xml:id="ct37125136" text:id="ct37125136">
          <text:format-change>
            <office:change-info>
              <dc:creator>Unknown Author</dc:creator>
              <dc:date>2018-12-26T18:21:00</dc:date>
            </office:change-info>
          </text:format-change>
        </text:changed-region>
        <text:changed-region xml:id="ct37126368" text:id="ct37126368">
          <text:insertion>
            <office:change-info>
              <dc:creator>Unknown Author</dc:creator>
              <dc:date>2018-12-07T13:31:00</dc:date>
            </office:change-info>
          </text:insertion>
        </text:changed-region>
        <text:changed-region xml:id="ct37126784" text:id="ct37126784">
          <text:deletion>
            <office:change-info>
              <dc:creator>Unknown Author</dc:creator>
              <dc:date>2018-12-07T13:31:00</dc:date>
            </office:change-info>
            <text:p text:style-name="P1"><text:span text:style-name="T1">when we were both undergraduates at Oxford in 1965. </text:span></text:p>
          </text:deletion>
        </text:changed-region>
        <text:changed-region xml:id="ct37127888" text:id="ct37127888">
          <text:insertion>
            <office:change-info>
              <dc:creator>Unknown Author</dc:creator>
              <dc:date>2018-12-07T13:31:00</dc:date>
            </office:change-info>
          </text:insertion>
        </text:changed-region>
        <text:changed-region xml:id="ct37128112" text:id="ct37128112">
          <text:format-change>
            <office:change-info>
              <dc:creator>Unknown Author</dc:creator>
              <dc:date>2018-12-26T18:21:00</dc:date>
            </office:change-info>
          </text:format-change>
        </text:changed-region>
        <text:changed-region xml:id="ct37128416" text:id="ct37128416">
          <text:insertion>
            <office:change-info>
              <dc:creator>Unknown Author</dc:creator>
              <dc:date>2018-12-07T13:30:00</dc:date>
            </office:change-info>
          </text:insertion>
        </text:changed-region>
        <text:changed-region xml:id="ct37128640" text:id="ct37128640">
          <text:deletion>
            <office:change-info>
              <dc:creator>Unknown Author</dc:creator>
              <dc:date>2018-12-07T13:31:00</dc:date>
            </office:change-info>
            <text:p text:style-name="P1"><text:span text:style-name="T1"><text:s/></text:span></text:p>
          </text:deletion>
        </text:changed-region>
        <text:changed-region xml:id="ct37127008" text:id="ct37127008">
          <text:format-change>
            <office:change-info>
              <dc:creator>Unknown Author</dc:creator>
              <dc:date>2018-12-26T18:21:00</dc:date>
            </office:change-info>
          </text:format-change>
        </text:changed-region>
        <text:changed-region xml:id="ct37129200" text:id="ct37129200">
          <text:deletion>
            <office:change-info>
              <dc:creator>Unknown Author</dc:creator>
              <dc:date>2018-12-07T13:31:00</dc:date>
            </office:change-info>
            <text:p text:style-name="P1"><text:span text:style-name="T1">, being confronted</text:span></text:p>
          </text:deletion>
        </text:changed-region>
        <text:changed-region xml:id="ct37129568" text:id="ct37129568">
          <text:insertion>
            <office:change-info>
              <dc:creator>Unknown Author</dc:creator>
              <dc:date>2018-12-07T13:31:00</dc:date>
            </office:change-info>
          </text:insertion>
        </text:changed-region>
        <text:changed-region xml:id="ct37130272" text:id="ct37130272">
          <text:format-change>
            <office:change-info>
              <dc:creator>Unknown Author</dc:creator>
              <dc:date>2018-12-26T18:21:00</dc:date>
            </office:change-info>
          </text:format-change>
        </text:changed-region>
        <text:changed-region xml:id="ct37131296" text:id="ct37131296">
          <text:insertion>
            <office:change-info>
              <dc:creator>Unknown Author</dc:creator>
              <dc:date>2018-12-07T13:31:00</dc:date>
            </office:change-info>
          </text:insertion>
        </text:changed-region>
        <text:changed-region xml:id="ct37129792" text:id="ct37129792">
          <text:format-change>
            <office:change-info>
              <dc:creator>Unknown Author</dc:creator>
              <dc:date>2018-12-26T18:21:00</dc:date>
            </office:change-info>
          </text:format-change>
        </text:changed-region>
        <text:changed-region xml:id="ct37130848" text:id="ct37130848">
          <text:deletion>
            <office:change-info>
              <dc:creator>Unknown Author</dc:creator>
              <dc:date>2018-12-07T13:06:00</dc:date>
            </office:change-info>
            <text:p text:style-name="P1"><text:span text:style-name="T2">A</text:span><text:span text:style-name="T1">s the years went by, it became clearer and clearer t</text:span><text:span text:style-name="T2">o me t</text:span><text:span text:style-name="T1">hat he was the brother I never had. </text:span></text:p>
          </text:deletion>
        </text:changed-region>
        <text:changed-region xml:id="ct37131072" text:id="ct37131072">
          <text:format-change>
            <office:change-info>
              <dc:creator>Unknown Author</dc:creator>
              <dc:date>2018-12-26T18:21:00</dc:date>
            </office:change-info>
          </text:format-change>
        </text:changed-region>
        <text:changed-region xml:id="ct37127232" text:id="ct37127232">
          <text:insertion>
            <office:change-info>
              <dc:creator>Unknown Author</dc:creator>
              <dc:date>2018-12-26T18:14:00</dc:date>
            </office:change-info>
          </text:insertion>
        </text:changed-region>
        <text:changed-region xml:id="ct37127536" text:id="ct37127536">
          <text:insertion>
            <office:change-info>
              <dc:creator>Unknown Author</dc:creator>
              <dc:date>2018-12-26T18:20:00</dc:date>
            </office:change-info>
          </text:insertion>
        </text:changed-region>
        <text:changed-region xml:id="ct37125952" text:id="ct37125952">
          <text:insertion>
            <office:change-info>
              <dc:creator>Unknown Author</dc:creator>
              <dc:date>2018-12-26T18:15:00</dc:date>
            </office:change-info>
          </text:insertion>
        </text:changed-region>
        <text:changed-region xml:id="ct37133968" text:id="ct37133968">
          <text:deletion>
            <office:change-info>
              <dc:creator>Unknown Author</dc:creator>
              <dc:date>2018-12-07T13:07:00</dc:date>
            </office:change-info>
            <text:p text:style-name="P2"><text:span text:style-name="T3">I was Bosola in a production of Webster’s Duchess of Malfi; he was the clerec </text:span><text:span text:style-name="T4">(organizer) of a medieval feast (</text:span><text:span text:style-name="T5">gearlic symbelwynn</text:span><text:span text:style-name="T4">) for</text:span><text:span text:style-name="T6"> </text:span><text:span text:style-name="T4">one of </text:span><text:span text:style-name="T6">the college’</text:span><text:span text:style-name="T4">s debating societies. </text:span></text:p>
          </text:deletion>
        </text:changed-region>
        <text:changed-region xml:id="ct37131936" text:id="ct37131936">
          <text:format-change>
            <office:change-info>
              <dc:creator>Unknown Author</dc:creator>
              <dc:date>2018-12-26T18:21:00</dc:date>
            </office:change-info>
          </text:format-change>
        </text:changed-region>
        <text:changed-region xml:id="ct37134544" text:id="ct37134544">
          <text:insertion>
            <office:change-info>
              <dc:creator>Unknown Author</dc:creator>
              <dc:date>2018-12-07T13:07:00</dc:date>
            </office:change-info>
          </text:insertion>
        </text:changed-region>
        <text:changed-region xml:id="ct37125504" text:id="ct37125504">
          <text:format-change>
            <office:change-info>
              <dc:creator>Unknown Author</dc:creator>
              <dc:date>2018-12-26T18:21:00</dc:date>
            </office:change-info>
          </text:format-change>
        </text:changed-region>
        <text:changed-region xml:id="ct37132768" text:id="ct37132768">
          <text:deletion>
            <office:change-info>
              <dc:creator>Unknown Author</dc:creator>
              <dc:date>2018-12-07T13:08:00</dc:date>
            </office:change-info>
            <text:p text:style-name="P3"><text:span text:style-name="T4">lette</text:span></text:p>
          </text:deletion>
        </text:changed-region>
        <text:changed-region xml:id="ct37132544" text:id="ct37132544">
          <text:deletion>
            <office:change-info>
              <dc:creator>Unknown Author</dc:creator>
              <dc:date>2018-12-07T13:07:00</dc:date>
            </office:change-info>
            <text:p text:style-name="P3"><text:span text:style-name="T4">rs</text:span></text:p>
          </text:deletion>
        </text:changed-region>
        <text:changed-region xml:id="ct37137600" text:id="ct37137600">
          <text:format-change>
            <office:change-info>
              <dc:creator>Unknown Author</dc:creator>
              <dc:date>2018-12-26T18:21:00</dc:date>
            </office:change-info>
          </text:format-change>
        </text:changed-region>
        <text:changed-region xml:id="ct37137920" text:id="ct37137920">
          <text:deletion>
            <office:change-info>
              <dc:creator>Unknown Author</dc:creator>
              <dc:date>2018-12-07T13:08:00</dc:date>
            </office:change-info>
            <text:p text:style-name="P3"><text:span text:style-name="T4">from Guy </text:span></text:p>
          </text:deletion>
        </text:changed-region>
        <text:changed-region xml:id="ct37138928" text:id="ct37138928">
          <text:format-change>
            <office:change-info>
              <dc:creator>Unknown Author</dc:creator>
              <dc:date>2018-12-26T18:21:00</dc:date>
            </office:change-info>
          </text:format-change>
        </text:changed-region>
        <text:changed-region xml:id="ct37140560" text:id="ct37140560">
          <text:insertion>
            <office:change-info>
              <dc:creator>Unknown Author</dc:creator>
              <dc:date>2018-12-07T13:08:00</dc:date>
            </office:change-info>
          </text:insertion>
        </text:changed-region>
        <text:changed-region xml:id="ct37140784" text:id="ct37140784">
          <text:deletion>
            <office:change-info>
              <dc:creator>Unknown Author</dc:creator>
              <dc:date>2018-12-07T13:08:00</dc:date>
            </office:change-info>
            <text:p text:style-name="P3"><text:span text:style-name="T4">he</text:span></text:p>
          </text:deletion>
        </text:changed-region>
        <text:changed-region xml:id="ct37148016" text:id="ct37148016">
          <text:format-change>
            <office:change-info>
              <dc:creator>Unknown Author</dc:creator>
              <dc:date>2018-12-26T18:21:00</dc:date>
            </office:change-info>
          </text:format-change>
        </text:changed-region>
        <text:changed-region xml:id="ct36951744" text:id="ct36951744">
          <text:insertion>
            <office:change-info>
              <dc:creator>Unknown Author</dc:creator>
              <dc:date>2018-12-07T13:08:00</dc:date>
            </office:change-info>
          </text:insertion>
        </text:changed-region>
        <text:changed-region xml:id="ct37152832" text:id="ct37152832">
          <text:deletion>
            <office:change-info>
              <dc:creator>Unknown Author</dc:creator>
              <dc:date>2018-12-07T13:08:00</dc:date>
            </office:change-info>
            <text:p text:style-name="P3"><text:span text:style-name="T4">Over the next decade</text:span></text:p>
          </text:deletion>
        </text:changed-region>
        <text:changed-region xml:id="ct36951968" text:id="ct36951968">
          <text:deletion>
            <office:change-info>
              <dc:creator>Unknown Author</dc:creator>
              <dc:date>2018-12-07T13:32:00</dc:date>
            </office:change-info>
            <text:p text:style-name="P3"><text:span text:style-name="T4">,</text:span></text:p>
          </text:deletion>
        </text:changed-region>
        <text:changed-region xml:id="ct37154000" text:id="ct37154000">
          <text:format-change>
            <office:change-info>
              <dc:creator>Unknown Author</dc:creator>
              <dc:date>2018-12-26T18:21:00</dc:date>
            </office:change-info>
          </text:format-change>
        </text:changed-region>
        <text:changed-region xml:id="ct37154704" text:id="ct37154704">
          <text:insertion>
            <office:change-info>
              <dc:creator>Unknown Author</dc:creator>
              <dc:date>2018-12-07T13:08:00</dc:date>
            </office:change-info>
          </text:insertion>
        </text:changed-region>
        <text:changed-region xml:id="ct37156160" text:id="ct37156160">
          <text:deletion>
            <office:change-info>
              <dc:creator>Unknown Author</dc:creator>
              <dc:date>2018-12-07T13:08:00</dc:date>
            </office:change-info>
            <text:p text:style-name="P3"><text:span text:style-name="T4">vie</text:span></text:p>
          </text:deletion>
        </text:changed-region>
        <text:changed-region xml:id="ct37154928" text:id="ct37154928">
          <text:deletion>
            <office:change-info>
              <dc:creator>Unknown Author</dc:creator>
              <dc:date>2018-12-07T13:32:00</dc:date>
            </office:change-info>
            <text:p text:style-name="P3"><text:span text:style-name="T4"><text:s/></text:span></text:p>
          </text:deletion>
        </text:changed-region>
        <text:changed-region xml:id="ct37157984" text:id="ct37157984">
          <text:format-change>
            <office:change-info>
              <dc:creator>Unknown Author</dc:creator>
              <dc:date>2018-12-26T18:21:00</dc:date>
            </office:change-info>
          </text:format-change>
        </text:changed-region>
        <text:changed-region xml:id="ct37160672" text:id="ct37160672">
          <text:insertion>
            <office:change-info>
              <dc:creator>Unknown Author</dc:creator>
              <dc:date>2018-12-07T13:09:00</dc:date>
            </office:change-info>
          </text:insertion>
        </text:changed-region>
        <text:changed-region xml:id="ct37162176" text:id="ct37162176">
          <text:format-change>
            <office:change-info>
              <dc:creator>Unknown Author</dc:creator>
              <dc:date>2018-12-26T18:21:00</dc:date>
            </office:change-info>
          </text:format-change>
        </text:changed-region>
        <text:changed-region xml:id="ct37162624" text:id="ct37162624">
          <text:deletion>
            <office:change-info>
              <dc:creator>Unknown Author</dc:creator>
              <dc:date>2018-12-07T13:09:00</dc:date>
            </office:change-info>
            <text:p text:style-name="P3"><text:span text:style-name="T4">reporting our whereabouts, the comical world around us</text:span></text:p>
          </text:deletion>
        </text:changed-region>
        <text:changed-region xml:id="ct37162400" text:id="ct37162400">
          <text:deletion>
            <office:change-info>
              <dc:creator>Unknown Author</dc:creator>
              <dc:date>2018-12-07T13:32:00</dc:date>
            </office:change-info>
            <text:p text:style-name="P3"><text:span text:style-name="T4">, </text:span></text:p>
          </text:deletion>
        </text:changed-region>
        <text:changed-region xml:id="ct37175024" text:id="ct37175024">
          <text:format-change>
            <office:change-info>
              <dc:creator>Unknown Author</dc:creator>
              <dc:date>2018-12-26T18:21:00</dc:date>
            </office:change-info>
          </text:format-change>
        </text:changed-region>
        <text:changed-region xml:id="ct37175248" text:id="ct37175248">
          <text:deletion>
            <office:change-info>
              <dc:creator>Unknown Author</dc:creator>
              <dc:date>2018-12-07T13:10:00</dc:date>
            </office:change-info>
            <text:p text:style-name="P3"><text:span text:style-name="T4">By the early seventies we were also </text:span><text:span text:style-name="T7">constructing and </text:span><text:span text:style-name="T4">sending each othe</text:span><text:span text:style-name="T7">r audio tape</text:span><text:span text:style-name="T8">s of </text:span><text:span text:style-name="T7">what you might call </text:span><text:span text:style-name="T9">audio verit</text:span><text:span text:style-name="T10">é</text:span><text:span text:style-name="T7">, </text:span><text:span text:style-name="T4"><text:s/>as well as bootlegging our favourite music: </text:span><text:span text:style-name="T11">Beethoven, </text:span><text:span text:style-name="T7">Bob Dylan, Frank Zappa, and many others.</text:span></text:p>
          </text:deletion>
        </text:changed-region>
        <text:changed-region xml:id="ct37174656" text:id="ct37174656">
          <text:format-change>
            <office:change-info>
              <dc:creator>Unknown Author</dc:creator>
              <dc:date>2018-12-26T18:21:00</dc:date>
            </office:change-info>
          </text:format-change>
        </text:changed-region>
        <text:changed-region xml:id="ct37151792" text:id="ct37151792">
          <text:deletion>
            <office:change-info>
              <dc:creator>Unknown Author</dc:creator>
              <dc:date>2018-12-07T13:33:00</dc:date>
            </office:change-info>
            <text:p text:style-name="P3"><text:span text:style-name="T8"><text:s/>mobile phones nor</text:span></text:p>
          </text:deletion>
        </text:changed-region>
        <text:changed-region xml:id="ct37176624" text:id="ct37176624">
          <text:format-change>
            <office:change-info>
              <dc:creator>Unknown Author</dc:creator>
              <dc:date>2018-12-26T18:21:00</dc:date>
            </office:change-info>
          </text:format-change>
        </text:changed-region>
        <text:changed-region xml:id="ct37181680" text:id="ct37181680">
          <text:insertion>
            <office:change-info>
              <dc:creator>Unknown Author</dc:creator>
              <dc:date>2018-12-07T13:33:00</dc:date>
            </office:change-info>
          </text:insertion>
        </text:changed-region>
        <text:changed-region xml:id="ct37182320" text:id="ct37182320">
          <text:format-change>
            <office:change-info>
              <dc:creator>Unknown Author</dc:creator>
              <dc:date>2018-12-26T18:21:00</dc:date>
            </office:change-info>
          </text:format-change>
        </text:changed-region>
        <text:changed-region xml:id="ct37182544" text:id="ct37182544">
          <text:deletion>
            <office:change-info>
              <dc:creator>Unknown Author</dc:creator>
              <dc:date>2018-12-07T13:33:00</dc:date>
            </office:change-info>
            <text:p text:style-name="P3"><text:span text:style-name="T8"><text:s/></text:span></text:p>
          </text:deletion>
        </text:changed-region>
        <text:changed-region xml:id="ct37185328" text:id="ct37185328">
          <text:format-change>
            <office:change-info>
              <dc:creator>Unknown Author</dc:creator>
              <dc:date>2018-12-26T18:21:00</dc:date>
            </office:change-info>
          </text:format-change>
        </text:changed-region>
        <text:changed-region xml:id="ct37188944" text:id="ct37188944">
          <text:insertion>
            <office:change-info>
              <dc:creator>Unknown Author</dc:creator>
              <dc:date>2018-12-07T13:10:00</dc:date>
            </office:change-info>
          </text:insertion>
        </text:changed-region>
        <text:changed-region xml:id="ct37187936" text:id="ct37187936">
          <text:format-change>
            <office:change-info>
              <dc:creator>Unknown Author</dc:creator>
              <dc:date>2018-12-26T18:21:00</dc:date>
            </office:change-info>
          </text:format-change>
        </text:changed-region>
        <text:changed-region xml:id="ct37189792" text:id="ct37189792">
          <text:insertion>
            <office:change-info>
              <dc:creator>Unknown Author</dc:creator>
              <dc:date>2018-12-07T13:10:00</dc:date>
            </office:change-info>
          </text:insertion>
        </text:changed-region>
        <text:changed-region xml:id="ct37190016" text:id="ct37190016">
          <text:deletion>
            <office:change-info>
              <dc:creator>Unknown Author</dc:creator>
              <dc:date>2018-12-07T13:10:00</dc:date>
            </office:change-info>
            <text:p text:style-name="P3"><text:span text:style-name="T8">and</text:span></text:p>
          </text:deletion>
        </text:changed-region>
        <text:changed-region xml:id="ct36944112" text:id="ct36944112">
          <text:format-change>
            <office:change-info>
              <dc:creator>Unknown Author</dc:creator>
              <dc:date>2018-12-26T18:21:00</dc:date>
            </office:change-info>
          </text:format-change>
        </text:changed-region>
        <text:changed-region xml:id="ct36958352" text:id="ct36958352">
          <text:insertion>
            <office:change-info>
              <dc:creator>Unknown Author</dc:creator>
              <dc:date>2018-12-26T18:21:00</dc:date>
            </office:change-info>
          </text:insertion>
        </text:changed-region>
        <text:changed-region xml:id="ct36958656" text:id="ct36958656">
          <text:insertion>
            <office:change-info>
              <dc:creator>Unknown Author</dc:creator>
              <dc:date>2018-12-26T18:16:00</dc:date>
            </office:change-info>
          </text:insertion>
        </text:changed-region>
        <text:changed-region xml:id="ct37137280" text:id="ct37137280">
          <text:insertion>
            <office:change-info>
              <dc:creator>Unknown Author</dc:creator>
              <dc:date>2018-12-26T18:15:00</dc:date>
            </office:change-info>
          </text:insertion>
        </text:changed-region>
        <text:changed-region xml:id="ct37124656" text:id="ct37124656">
          <text:format-change>
            <office:change-info>
              <dc:creator>Unknown Author</dc:creator>
              <dc:date>2018-12-26T18:21:00</dc:date>
            </office:change-info>
          </text:format-change>
        </text:changed-region>
        <text:changed-region xml:id="ct37143648" text:id="ct37143648">
          <text:deletion>
            <office:change-info>
              <dc:creator>Unknown Author</dc:creator>
              <dc:date>2018-12-07T13:33:00</dc:date>
            </office:change-info>
            <text:p text:style-name="P4"><text:span text:style-name="T8">supervising the production of language teaching material</text:span><text:span text:style-name="T12">,</text:span></text:p>
          </text:deletion>
        </text:changed-region>
        <text:changed-region xml:id="ct36985200" text:id="ct36985200">
          <text:format-change>
            <office:change-info>
              <dc:creator>Unknown Author</dc:creator>
              <dc:date>2018-12-26T18:21:00</dc:date>
            </office:change-info>
          </text:format-change>
        </text:changed-region>
        <text:changed-region xml:id="ct36980496" text:id="ct36980496">
          <text:insertion>
            <office:change-info>
              <dc:creator>Unknown Author</dc:creator>
              <dc:date>2018-12-26T18:16:00</dc:date>
            </office:change-info>
          </text:insertion>
        </text:changed-region>
        <text:changed-region xml:id="ct37153584" text:id="ct37153584">
          <text:format-change>
            <office:change-info>
              <dc:creator>Unknown Author</dc:creator>
              <dc:date>2018-12-26T18:21:00</dc:date>
            </office:change-info>
          </text:format-change>
        </text:changed-region>
        <text:changed-region xml:id="ct37151040" text:id="ct37151040">
          <text:deletion>
            <office:change-info>
              <dc:creator>Unknown Author</dc:creator>
              <dc:date>2018-12-07T13:11:00</dc:date>
            </office:change-info>
            <text:p text:style-name="P4"><text:span text:style-name="T13">Eventually</text:span></text:p>
          </text:deletion>
        </text:changed-region>
        <text:changed-region xml:id="ct37151264" text:id="ct37151264">
          <text:format-change>
            <office:change-info>
              <dc:creator>Unknown Author</dc:creator>
              <dc:date>2018-12-26T18:21:00</dc:date>
            </office:change-info>
          </text:format-change>
        </text:changed-region>
        <text:changed-region xml:id="ct37193136" text:id="ct37193136">
          <text:insertion>
            <office:change-info>
              <dc:creator>Unknown Author</dc:creator>
              <dc:date>2018-12-07T13:11:00</dc:date>
            </office:change-info>
          </text:insertion>
        </text:changed-region>
        <text:changed-region xml:id="ct37153056" text:id="ct37153056">
          <text:insertion>
            <office:change-info>
              <dc:creator>Unknown Author</dc:creator>
              <dc:date>2018-12-07T13:12:00</dc:date>
            </office:change-info>
          </text:insertion>
        </text:changed-region>
        <text:changed-region xml:id="ct37148240" text:id="ct37148240">
          <text:deletion>
            <office:change-info>
              <dc:creator>Unknown Author</dc:creator>
              <dc:date>2018-12-07T13:11:00</dc:date>
            </office:change-info>
            <text:p text:style-name="P4"><text:span text:style-name="T12"><text:s/>start his</text:span></text:p>
          </text:deletion>
        </text:changed-region>
        <text:changed-region xml:id="ct37153280" text:id="ct37153280">
          <text:deletion>
            <office:change-info>
              <dc:creator>Unknown Author</dc:creator>
              <dc:date>2018-12-07T13:12:00</dc:date>
            </office:change-info>
            <text:p text:style-name="P4"><text:span text:style-name="T12"><text:s/>real career, </text:span><text:span text:style-name="T14">initially </text:span></text:p>
          </text:deletion>
        </text:changed-region>
        <text:changed-region xml:id="ct37168192" text:id="ct37168192">
          <text:format-change>
            <office:change-info>
              <dc:creator>Unknown Author</dc:creator>
              <dc:date>2018-12-26T18:21:00</dc:date>
            </office:change-info>
          </text:format-change>
        </text:changed-region>
        <text:changed-region xml:id="ct37168416" text:id="ct37168416">
          <text:deletion>
            <office:change-info>
              <dc:creator>Unknown Author</dc:creator>
              <dc:date>2018-12-07T13:12:00</dc:date>
            </office:change-info>
            <text:p text:style-name="P4"><text:span text:style-name="T12">ing</text:span></text:p>
          </text:deletion>
        </text:changed-region>
        <text:changed-region xml:id="ct37138144" text:id="ct37138144">
          <text:format-change>
            <office:change-info>
              <dc:creator>Unknown Author</dc:creator>
              <dc:date>2018-12-26T18:21:00</dc:date>
            </office:change-info>
          </text:format-change>
        </text:changed-region>
        <text:changed-region xml:id="ct37138368" text:id="ct37138368">
          <text:deletion>
            <office:change-info>
              <dc:creator>Unknown Author</dc:creator>
              <dc:date>2018-12-07T13:12:00</dc:date>
            </office:change-info>
            <text:p text:style-name="P4"><text:span text:style-name="T12">at the Cambridge </text:span><text:span text:style-name="T14">School </text:span></text:p>
          </text:deletion>
        </text:changed-region>
        <text:changed-region xml:id="ct37176960" text:id="ct37176960">
          <text:format-change>
            <office:change-info>
              <dc:creator>Unknown Author</dc:creator>
              <dc:date>2018-12-26T18:21:00</dc:date>
            </office:change-info>
          </text:format-change>
        </text:changed-region>
        <text:changed-region xml:id="ct37163680" text:id="ct37163680">
          <text:insertion>
            <office:change-info>
              <dc:creator>Unknown Author</dc:creator>
              <dc:date>2018-12-07T13:12:00</dc:date>
            </office:change-info>
          </text:insertion>
        </text:changed-region>
        <text:changed-region xml:id="ct37139152" text:id="ct37139152">
          <text:format-change>
            <office:change-info>
              <dc:creator>Unknown Author</dc:creator>
              <dc:date>2018-12-26T18:21:00</dc:date>
            </office:change-info>
          </text:format-change>
        </text:changed-region>
        <text:changed-region xml:id="ct37139376" text:id="ct37139376">
          <text:deletion>
            <office:change-info>
              <dc:creator>Unknown Author</dc:creator>
              <dc:date>2018-12-07T13:34:00</dc:date>
            </office:change-info>
            <text:p text:style-name="P4"><text:span text:style-name="T12">our friendship </text:span><text:span text:style-name="T14">and </text:span></text:p>
          </text:deletion>
        </text:changed-region>
        <text:changed-region xml:id="ct36976800" text:id="ct36976800">
          <text:format-change>
            <office:change-info>
              <dc:creator>Unknown Author</dc:creator>
              <dc:date>2018-12-26T18:21:00</dc:date>
            </office:change-info>
          </text:format-change>
        </text:changed-region>
        <text:changed-region xml:id="ct37177552" text:id="ct37177552">
          <text:insertion>
            <office:change-info>
              <dc:creator>Unknown Author</dc:creator>
              <dc:date>2018-12-26T18:17:00</dc:date>
            </office:change-info>
          </text:insertion>
        </text:changed-region>
        <text:changed-region xml:id="ct37161088" text:id="ct37161088">
          <text:format-change>
            <office:change-info>
              <dc:creator>Unknown Author</dc:creator>
              <dc:date>2018-12-26T18:21:00</dc:date>
            </office:change-info>
          </text:format-change>
        </text:changed-region>
        <text:changed-region xml:id="ct37162848" text:id="ct37162848">
          <text:insertion>
            <office:change-info>
              <dc:creator>Unknown Author</dc:creator>
              <dc:date>2018-12-07T13:13:00</dc:date>
            </office:change-info>
          </text:insertion>
        </text:changed-region>
        <text:changed-region xml:id="ct37006048" text:id="ct37006048">
          <text:format-change>
            <office:change-info>
              <dc:creator>Unknown Author</dc:creator>
              <dc:date>2018-12-26T18:21:00</dc:date>
            </office:change-info>
          </text:format-change>
        </text:changed-region>
        <text:changed-region xml:id="ct37165072" text:id="ct37165072">
          <text:deletion>
            <office:change-info>
              <dc:creator>Unknown Author</dc:creator>
              <dc:date>2018-12-07T13:14:00</dc:date>
            </office:change-info>
            <text:p text:style-name="P5"><text:span text:style-name="T15">, </text:span></text:p>
          </text:deletion>
        </text:changed-region>
        <text:changed-region xml:id="ct37147568" text:id="ct37147568">
          <text:format-change>
            <office:change-info>
              <dc:creator>Unknown Author</dc:creator>
              <dc:date>2018-12-26T18:21:00</dc:date>
            </office:change-info>
          </text:format-change>
        </text:changed-region>
        <text:changed-region xml:id="ct37012064" text:id="ct37012064">
          <text:deletion>
            <office:change-info>
              <dc:creator>Unknown Author</dc:creator>
              <dc:date>2018-12-26T19:07:00</dc:date>
            </office:change-info>
            <text:p text:style-name="P5"><text:span text:style-name="T16">spring</text:span></text:p>
          </text:deletion>
        </text:changed-region>
        <text:changed-region xml:id="ct35717696" text:id="ct35717696">
          <text:insertion>
            <office:change-info>
              <dc:creator>Unknown Author</dc:creator>
              <dc:date>2018-12-26T19:07:00</dc:date>
            </office:change-info>
          </text:insertion>
        </text:changed-region>
        <text:changed-region xml:id="ct36941952" text:id="ct36941952">
          <text:format-change>
            <office:change-info>
              <dc:creator>Unknown Author</dc:creator>
              <dc:date>2018-12-26T18:21:00</dc:date>
            </office:change-info>
          </text:format-change>
        </text:changed-region>
        <text:changed-region xml:id="ct37146976" text:id="ct37146976">
          <text:insertion>
            <office:change-info>
              <dc:creator>Unknown Author</dc:creator>
              <dc:date>2018-12-26T18:17:00</dc:date>
            </office:change-info>
          </text:insertion>
        </text:changed-region>
        <text:changed-region xml:id="ct37150592" text:id="ct37150592">
          <text:deletion>
            <office:change-info>
              <dc:creator>Unknown Author</dc:creator>
              <dc:date>2018-12-26T18:22:00</dc:date>
            </office:change-info>
            <text:p text:style-name="P6"/>
            <text:p text:style-name="P7"/>
          </text:deletion>
        </text:changed-region>
        <text:changed-region xml:id="ct36967728" text:id="ct36967728">
          <text:format-change>
            <office:change-info>
              <dc:creator>Unknown Author</dc:creator>
              <dc:date>2018-12-26T18:21:00</dc:date>
            </office:change-info>
          </text:format-change>
        </text:changed-region>
        <text:changed-region xml:id="ct37167488" text:id="ct37167488">
          <text:insertion>
            <office:change-info>
              <dc:creator>Unknown Author</dc:creator>
              <dc:date>2018-12-07T13:15:00</dc:date>
            </office:change-info>
          </text:insertion>
        </text:changed-region>
        <text:changed-region xml:id="ct37158320" text:id="ct37158320">
          <text:deletion>
            <office:change-info>
              <dc:creator>Unknown Author</dc:creator>
              <dc:date>2018-12-07T13:16:00</dc:date>
            </office:change-info>
            <text:p text:style-name="P8"><text:span text:style-name="T17">and had higher standards. He sought and usually obtained the best </text:span><text:span text:style-name="T18">of</text:span><text:span text:style-name="T17"> human nature, in every part of his life. </text:span><text:span text:style-name="T19">I don’t know how he did that, but I suspect it has to do with his own qualities. </text:span></text:p>
          </text:deletion>
        </text:changed-region>
        <text:changed-region xml:id="ct37163392" text:id="ct37163392">
          <text:format-change>
            <office:change-info>
              <dc:creator>Unknown Author</dc:creator>
              <dc:date>2018-12-26T18:21:00</dc:date>
            </office:change-info>
          </text:format-change>
        </text:changed-region>
        <text:changed-region xml:id="ct36979600" text:id="ct36979600">
          <text:insertion>
            <office:change-info>
              <dc:creator>Unknown Author</dc:creator>
              <dc:date>2018-12-26T18:18:00</dc:date>
            </office:change-info>
          </text:insertion>
        </text:changed-region>
        <text:changed-region xml:id="ct37149152" text:id="ct37149152">
          <text:format-change>
            <office:change-info>
              <dc:creator>Unknown Author</dc:creator>
              <dc:date>2018-12-26T18:21:00</dc:date>
            </office:change-info>
          </text:format-change>
        </text:changed-region>
        <text:changed-region xml:id="ct37174064" text:id="ct37174064">
          <text:insertion>
            <office:change-info>
              <dc:creator>Unknown Author</dc:creator>
              <dc:date>2018-12-07T13:16:00</dc:date>
            </office:change-info>
          </text:insertion>
        </text:changed-region>
        <text:changed-region xml:id="ct37174288" text:id="ct37174288">
          <text:deletion>
            <office:change-info>
              <dc:creator>Unknown Author</dc:creator>
              <dc:date>2018-12-07T13:16:00</dc:date>
            </office:change-info>
            <text:p text:style-name="P9"><text:span text:style-name="T19"><text:s/>many</text:span></text:p>
          </text:deletion>
        </text:changed-region>
        <text:changed-region xml:id="ct37219104" text:id="ct37219104">
          <text:format-change>
            <office:change-info>
              <dc:creator>Unknown Author</dc:creator>
              <dc:date>2018-12-26T18:21:00</dc:date>
            </office:change-info>
          </text:format-change>
        </text:changed-region>
        <text:changed-region xml:id="ct37219616" text:id="ct37219616">
          <text:deletion>
            <office:change-info>
              <dc:creator>Unknown Author</dc:creator>
              <dc:date>2018-12-07T13:16:00</dc:date>
            </office:change-info>
            <text:p text:style-name="P9"><text:span text:style-name="T12">felt to be</text:span></text:p>
          </text:deletion>
        </text:changed-region>
        <text:changed-region xml:id="ct37220416" text:id="ct37220416">
          <text:format-change>
            <office:change-info>
              <dc:creator>Unknown Author</dc:creator>
              <dc:date>2018-12-26T18:21:00</dc:date>
            </office:change-info>
          </text:format-change>
        </text:changed-region>
        <text:changed-region xml:id="ct37222944" text:id="ct37222944">
          <text:insertion>
            <office:change-info>
              <dc:creator>Unknown Author</dc:creator>
              <dc:date>2018-12-07T13:17:00</dc:date>
            </office:change-info>
          </text:insertion>
        </text:changed-region>
        <text:changed-region xml:id="ct37224064" text:id="ct37224064">
          <text:format-change>
            <office:change-info>
              <dc:creator>Unknown Author</dc:creator>
              <dc:date>2018-12-26T18:21:00</dc:date>
            </office:change-info>
          </text:format-change>
        </text:changed-region>
        <text:changed-region xml:id="ct37224288" text:id="ct37224288">
          <text:deletion>
            <office:change-info>
              <dc:creator>Unknown Author</dc:creator>
              <dc:date>2018-12-07T13:17:00</dc:date>
            </office:change-info>
            <text:p text:style-name="P9"><text:span text:style-name="T12"><text:s/>more</text:span></text:p>
          </text:deletion>
        </text:changed-region>
        <text:changed-region xml:id="ct37225936" text:id="ct37225936">
          <text:format-change>
            <office:change-info>
              <dc:creator>Unknown Author</dc:creator>
              <dc:date>2018-12-26T18:21:00</dc:date>
            </office:change-info>
          </text:format-change>
        </text:changed-region>
        <text:changed-region xml:id="ct37227152" text:id="ct37227152">
          <text:insertion>
            <office:change-info>
              <dc:creator>Unknown Author</dc:creator>
              <dc:date>2018-12-07T13:17:00</dc:date>
            </office:change-info>
          </text:insertion>
        </text:changed-region>
        <text:changed-region xml:id="ct37227376" text:id="ct37227376">
          <text:deletion>
            <office:change-info>
              <dc:creator>Unknown Author</dc:creator>
              <dc:date>2018-12-07T13:17:00</dc:date>
            </office:change-info>
            <text:p text:style-name="P9"><text:span text:style-name="T12">Vergatese, <text:s/>notably </text:span><text:span text:style-name="T20">one</text:span><text:span text:style-name="T12"> </text:span></text:p>
          </text:deletion>
        </text:changed-region>
        <text:changed-region xml:id="ct37227920" text:id="ct37227920">
          <text:format-change>
            <office:change-info>
              <dc:creator>Unknown Author</dc:creator>
              <dc:date>2018-12-26T18:21:00</dc:date>
            </office:change-info>
          </text:format-change>
        </text:changed-region>
        <text:changed-region xml:id="ct37228576" text:id="ct37228576">
          <text:deletion>
            <office:change-info>
              <dc:creator>Unknown Author</dc:creator>
              <dc:date>2018-12-07T13:17:00</dc:date>
            </office:change-info>
            <text:p text:style-name="P9"><text:span text:style-name="T12">to the accompaniment of a small guitar</text:span></text:p>
          </text:deletion>
        </text:changed-region>
        <text:changed-region xml:id="ct37218880" text:id="ct37218880">
          <text:format-change>
            <office:change-info>
              <dc:creator>Unknown Author</dc:creator>
              <dc:date>2018-12-26T18:21:00</dc:date>
            </office:change-info>
          </text:format-change>
        </text:changed-region>
        <text:changed-region xml:id="ct37022416" text:id="ct37022416">
          <text:insertion>
            <office:change-info>
              <dc:creator>Unknown Author</dc:creator>
              <dc:date>2018-12-26T18:18:00</dc:date>
            </office:change-info>
          </text:insertion>
        </text:changed-region>
        <text:changed-region xml:id="ct37157616" text:id="ct37157616">
          <text:format-change>
            <office:change-info>
              <dc:creator>Unknown Author</dc:creator>
              <dc:date>2018-12-26T18:21:00</dc:date>
            </office:change-info>
          </text:format-change>
        </text:changed-region>
        <text:changed-region xml:id="ct37228800" text:id="ct37228800">
          <text:deletion>
            <office:change-info>
              <dc:creator>Unknown Author</dc:creator>
              <dc:date>2018-12-07T13:18:00</dc:date>
            </office:change-info>
            <text:p text:style-name="P10"><text:span text:style-name="T21">, thus being able to witness at first hand a forest fire </text:span><text:span text:style-name="T19">near</text:span><text:span text:style-name="T21"> Liserna in August 1992. </text:span><text:span text:style-name="T19">Also and </text:span><text:span text:style-name="T21">p</text:span></text:p>
          </text:deletion>
        </text:changed-region>
        <text:changed-region xml:id="ct37230768" text:id="ct37230768">
          <text:insertion>
            <office:change-info>
              <dc:creator>Unknown Author</dc:creator>
              <dc:date>2018-12-07T13:18:00</dc:date>
            </office:change-info>
          </text:insertion>
        </text:changed-region>
        <text:changed-region xml:id="ct37222704" text:id="ct37222704">
          <text:format-change>
            <office:change-info>
              <dc:creator>Unknown Author</dc:creator>
              <dc:date>2018-12-26T18:21:00</dc:date>
            </office:change-info>
          </text:format-change>
        </text:changed-region>
        <text:changed-region xml:id="ct37223840" text:id="ct37223840">
          <text:insertion>
            <office:change-info>
              <dc:creator>Unknown Author</dc:creator>
              <dc:date>2018-12-07T13:18:00</dc:date>
            </office:change-info>
          </text:insertion>
        </text:changed-region>
        <text:changed-region xml:id="ct37017632" text:id="ct37017632">
          <text:deletion>
            <office:change-info>
              <dc:creator>Unknown Author</dc:creator>
              <dc:date>2018-12-07T13:18:00</dc:date>
            </office:change-info>
            <text:p text:style-name="P10"><text:span text:style-name="T19">I </text:span><text:span text:style-name="T21">realise</text:span><text:span text:style-name="T19">d</text:span><text:span text:style-name="T21"> that</text:span></text:p>
          </text:deletion>
        </text:changed-region>
        <text:changed-region xml:id="ct37096688" text:id="ct37096688">
          <text:format-change>
            <office:change-info>
              <dc:creator>Unknown Author</dc:creator>
              <dc:date>2018-12-26T18:21:00</dc:date>
            </office:change-info>
          </text:format-change>
        </text:changed-region>
        <text:changed-region xml:id="ct37173792" text:id="ct37173792">
          <text:insertion>
            <office:change-info>
              <dc:creator>Unknown Author</dc:creator>
              <dc:date>2018-12-26T18:18:00</dc:date>
            </office:change-info>
          </text:insertion>
        </text:changed-region>
        <text:changed-region xml:id="ct37213472" text:id="ct37213472">
          <text:format-change>
            <office:change-info>
              <dc:creator>Unknown Author</dc:creator>
              <dc:date>2018-12-26T18:21:00</dc:date>
            </office:change-info>
          </text:format-change>
        </text:changed-region>
        <text:changed-region xml:id="ct37226528" text:id="ct37226528">
          <text:insertion>
            <office:change-info>
              <dc:creator>Unknown Author</dc:creator>
              <dc:date>2018-12-07T13:19:00</dc:date>
            </office:change-info>
          </text:insertion>
        </text:changed-region>
        <text:changed-region xml:id="ct37149376" text:id="ct37149376">
          <text:deletion>
            <office:change-info>
              <dc:creator>Unknown Author</dc:creator>
              <dc:date>2018-12-07T13:19:00</dc:date>
            </office:change-info>
            <text:p text:style-name="P11"><text:span text:style-name="T22">, and </text:span><text:span text:style-name="T23">f</text:span></text:p>
          </text:deletion>
        </text:changed-region>
        <text:changed-region xml:id="ct37149600" text:id="ct37149600">
          <text:format-change>
            <office:change-info>
              <dc:creator>Unknown Author</dc:creator>
              <dc:date>2018-12-26T18:21:00</dc:date>
            </office:change-info>
          </text:format-change>
        </text:changed-region>
        <text:changed-region xml:id="ct37223168" text:id="ct37223168">
          <text:insertion>
            <office:change-info>
              <dc:creator>Unknown Author</dc:creator>
              <dc:date>2018-12-07T13:19:00</dc:date>
            </office:change-info>
          </text:insertion>
        </text:changed-region>
        <text:changed-region xml:id="ct37223392" text:id="ct37223392">
          <text:format-change>
            <office:change-info>
              <dc:creator>Unknown Author</dc:creator>
              <dc:date>2018-12-26T18:21:00</dc:date>
            </office:change-info>
          </text:format-change>
        </text:changed-region>
        <text:changed-region xml:id="ct37212784" text:id="ct37212784">
          <text:insertion>
            <office:change-info>
              <dc:creator>Unknown Author</dc:creator>
              <dc:date>2018-12-07T13:19:00</dc:date>
            </office:change-info>
          </text:insertion>
        </text:changed-region>
        <text:changed-region xml:id="ct37213104" text:id="ct37213104">
          <text:deletion>
            <office:change-info>
              <dc:creator>Unknown Author</dc:creator>
              <dc:date>2018-12-07T13:19:00</dc:date>
            </office:change-info>
            <text:p text:style-name="P11"><text:span text:style-name="T24">only occasionally</text:span></text:p>
          </text:deletion>
        </text:changed-region>
        <text:changed-region xml:id="ct37223616" text:id="ct37223616">
          <text:format-change>
            <office:change-info>
              <dc:creator>Unknown Author</dc:creator>
              <dc:date>2018-12-26T18:21:00</dc:date>
            </office:change-info>
          </text:format-change>
        </text:changed-region>
        <text:changed-region xml:id="ct37226752" text:id="ct37226752">
          <text:insertion>
            <office:change-info>
              <dc:creator>Unknown Author</dc:creator>
              <dc:date>2018-12-26T18:19:00</dc:date>
            </office:change-info>
          </text:insertion>
        </text:changed-region>
        <text:changed-region xml:id="ct36973088" text:id="ct36973088">
          <text:format-change>
            <office:change-info>
              <dc:creator>Unknown Author</dc:creator>
              <dc:date>2018-12-26T18:21:00</dc:date>
            </office:change-info>
          </text:format-change>
        </text:changed-region>
        <text:changed-region xml:id="ct37048448" text:id="ct37048448">
          <text:deletion>
            <office:change-info>
              <dc:creator>Unknown Author</dc:creator>
              <dc:date>2018-12-07T13:35:00</dc:date>
            </office:change-info>
            <text:p text:style-name="P11"><text:span text:style-name="T25"><text:s/>also</text:span></text:p>
          </text:deletion>
        </text:changed-region>
        <text:changed-region xml:id="ct35707888" text:id="ct35707888">
          <text:format-change>
            <office:change-info>
              <dc:creator>Unknown Author</dc:creator>
              <dc:date>2018-12-26T18:21:00</dc:date>
            </office:change-info>
          </text:format-change>
        </text:changed-region>
        <text:changed-region xml:id="ct37175472" text:id="ct37175472">
          <text:deletion>
            <office:change-info>
              <dc:creator>Unknown Author</dc:creator>
              <dc:date>2018-12-07T13:36:00</dc:date>
            </office:change-info>
            <text:p text:style-name="P11"><text:span text:style-name="T25">, from which I</text:span></text:p>
          </text:deletion>
        </text:changed-region>
        <text:changed-region xml:id="ct35710960" text:id="ct35710960">
          <text:insertion>
            <office:change-info>
              <dc:creator>Unknown Author</dc:creator>
              <dc:date>2018-12-07T13:36:00</dc:date>
            </office:change-info>
          </text:insertion>
        </text:changed-region>
        <text:changed-region xml:id="ct35712656" text:id="ct35712656">
          <text:format-change>
            <office:change-info>
              <dc:creator>Unknown Author</dc:creator>
              <dc:date>2018-12-26T18:21:00</dc:date>
            </office:change-info>
          </text:format-change>
        </text:changed-region>
        <text:changed-region xml:id="ct35712880" text:id="ct35712880">
          <text:deletion>
            <office:change-info>
              <dc:creator>Unknown Author</dc:creator>
              <dc:date>2018-12-07T13:36:00</dc:date>
            </office:change-info>
            <text:p text:style-name="P11"><text:span text:style-name="T25">at least</text:span></text:p>
          </text:deletion>
        </text:changed-region>
        <text:changed-region xml:id="ct35717264" text:id="ct35717264">
          <text:format-change>
            <office:change-info>
              <dc:creator>Unknown Author</dc:creator>
              <dc:date>2018-12-26T18:21:00</dc:date>
            </office:change-info>
          </text:format-change>
        </text:changed-region>
        <text:changed-region xml:id="ct35718880" text:id="ct35718880">
          <text:insertion>
            <office:change-info>
              <dc:creator>Unknown Author</dc:creator>
              <dc:date>2018-12-07T13:36:00</dc:date>
            </office:change-info>
          </text:insertion>
        </text:changed-region>
        <text:changed-region xml:id="ct35719984" text:id="ct35719984">
          <text:format-change>
            <office:change-info>
              <dc:creator>Unknown Author</dc:creator>
              <dc:date>2018-12-26T18:21:00</dc:date>
            </office:change-info>
          </text:format-change>
        </text:changed-region>
        <text:changed-region xml:id="ct37045312" text:id="ct37045312">
          <text:insertion>
            <office:change-info>
              <dc:creator>Unknown Author</dc:creator>
              <dc:date>2018-12-26T18:19:00</dc:date>
            </office:change-info>
          </text:insertion>
        </text:changed-region>
        <text:changed-region xml:id="ct35720496" text:id="ct35720496">
          <text:format-change>
            <office:change-info>
              <dc:creator>Unknown Author</dc:creator>
              <dc:date>2018-12-26T18:21:00</dc:date>
            </office:change-info>
          </text:format-change>
        </text:changed-region>
        <text:changed-region xml:id="ct35718464" text:id="ct35718464">
          <text:deletion>
            <office:change-info>
              <dc:creator>Unknown Author</dc:creator>
              <dc:date>2018-12-07T13:20:00</dc:date>
            </office:change-info>
            <text:p text:style-name="P12"><text:span text:style-name="T19">But my</text:span><text:span text:style-name="T26"> email archive shows that Guy and I continued to work together on the BNC and on TALC-related matters well into the last decade. <text:s/></text:span><text:span text:style-name="T19">In a reversal of roles, Guy did some valuable bug detection and</text:span></text:p>
          </text:deletion>
        </text:changed-region>
        <text:changed-region xml:id="ct35713104" text:id="ct35713104">
          <text:format-change>
            <office:change-info>
              <dc:creator>Unknown Author</dc:creator>
              <dc:date>2018-12-26T18:21:00</dc:date>
            </office:change-info>
          </text:format-change>
        </text:changed-region>
        <text:changed-region xml:id="ct35722160" text:id="ct35722160">
          <text:deletion>
            <office:change-info>
              <dc:creator>Unknown Author</dc:creator>
              <dc:date>2018-12-07T13:20:00</dc:date>
            </office:change-info>
            <text:p text:style-name="P12"><text:span text:style-name="T19">copy editing of the BNC and its associated software for me. For a while at this time we both</text:span></text:p>
          </text:deletion>
        </text:changed-region>
        <text:changed-region xml:id="ct37150064" text:id="ct37150064">
          <text:format-change>
            <office:change-info>
              <dc:creator>Unknown Author</dc:creator>
              <dc:date>2018-12-26T18:21:00</dc:date>
            </office:change-info>
          </text:format-change>
        </text:changed-region>
        <text:changed-region xml:id="ct35722384" text:id="ct35722384">
          <text:insertion>
            <office:change-info>
              <dc:creator>Unknown Author</dc:creator>
              <dc:date>2018-12-07T13:20:00</dc:date>
            </office:change-info>
          </text:insertion>
        </text:changed-region>
        <text:changed-region xml:id="ct37221792" text:id="ct37221792">
          <text:format-change>
            <office:change-info>
              <dc:creator>Unknown Author</dc:creator>
              <dc:date>2018-12-26T18:21:00</dc:date>
            </office:change-info>
          </text:format-change>
        </text:changed-region>
        <text:changed-region xml:id="ct35716816" text:id="ct35716816">
          <text:deletion>
            <office:change-info>
              <dc:creator>Unknown Author</dc:creator>
              <dc:date>2018-12-07T13:21:00</dc:date>
            </office:change-info>
            <text:p text:style-name="P12"><text:span text:style-name="T19">occasionally</text:span></text:p>
          </text:deletion>
        </text:changed-region>
        <text:changed-region xml:id="ct35717040" text:id="ct35717040">
          <text:format-change>
            <office:change-info>
              <dc:creator>Unknown Author</dc:creator>
              <dc:date>2018-12-26T18:21:00</dc:date>
            </office:change-info>
          </text:format-change>
        </text:changed-region>
        <text:changed-region xml:id="ct35713520" text:id="ct35713520">
          <text:insertion>
            <office:change-info>
              <dc:creator>Unknown Author</dc:creator>
              <dc:date>2018-12-26T18:19:00</dc:date>
            </office:change-info>
          </text:insertion>
        </text:changed-region>
        <text:changed-region xml:id="ct35711584" text:id="ct35711584">
          <text:format-change>
            <office:change-info>
              <dc:creator>Unknown Author</dc:creator>
              <dc:date>2018-12-26T18:21:00</dc:date>
            </office:change-info>
          </text:format-change>
        </text:changed-region>
        <text:changed-region xml:id="ct35707600" text:id="ct35707600">
          <text:insertion>
            <office:change-info>
              <dc:creator>Unknown Author</dc:creator>
              <dc:date>2018-12-07T13:21:00</dc:date>
            </office:change-info>
          </text:insertion>
        </text:changed-region>
        <text:changed-region xml:id="ct35717984" text:id="ct35717984">
          <text:deletion>
            <office:change-info>
              <dc:creator>Unknown Author</dc:creator>
              <dc:date>2018-12-07T13:21:00</dc:date>
            </office:change-info>
            <text:p text:style-name="P13"><text:span text:style-name="T26">Under</text:span></text:p>
          </text:deletion>
        </text:changed-region>
        <text:changed-region xml:id="ct35706912" text:id="ct35706912">
          <text:format-change>
            <office:change-info>
              <dc:creator>Unknown Author</dc:creator>
              <dc:date>2018-12-26T18:21:00</dc:date>
            </office:change-info>
          </text:format-change>
        </text:changed-region>
        <text:changed-region xml:id="ct35707200" text:id="ct35707200">
          <text:deletion>
            <office:change-info>
              <dc:creator>Unknown Author</dc:creator>
              <dc:date>2018-12-07T13:21:00</dc:date>
            </office:change-info>
            <text:p text:style-name="P13"><text:span text:style-name="T26">a</text:span></text:p>
          </text:deletion>
        </text:changed-region>
        <text:changed-region xml:id="ct35719600" text:id="ct35719600">
          <text:format-change>
            <office:change-info>
              <dc:creator>Unknown Author</dc:creator>
              <dc:date>2018-12-26T18:21:00</dc:date>
            </office:change-info>
          </text:format-change>
        </text:changed-region>
        <text:changed-region xml:id="ct35711184" text:id="ct35711184">
          <text:insertion>
            <office:change-info>
              <dc:creator>Unknown Author</dc:creator>
              <dc:date>2018-12-07T13:21:00</dc:date>
            </office:change-info>
          </text:insertion>
        </text:changed-region>
        <text:changed-region xml:id="ct35719104" text:id="ct35719104">
          <text:format-change>
            <office:change-info>
              <dc:creator>Unknown Author</dc:creator>
              <dc:date>2018-12-26T18:21:00</dc:date>
            </office:change-info>
          </text:format-change>
        </text:changed-region>
        <text:changed-region xml:id="ct37218000" text:id="ct37218000">
          <text:deletion>
            <office:change-info>
              <dc:creator>Unknown Author</dc:creator>
              <dc:date>2018-12-07T13:36:00</dc:date>
            </office:change-info>
            <text:p text:style-name="P13"><text:span text:style-name="T26">,</text:span></text:p>
          </text:deletion>
        </text:changed-region>
        <text:changed-region xml:id="ct35706640" text:id="ct35706640">
          <text:deletion>
            <office:change-info>
              <dc:creator>Unknown Author</dc:creator>
              <dc:date>2018-12-07T13:22:00</dc:date>
            </office:change-info>
            <text:p text:style-name="P13"><text:span text:style-name="T26"><text:s/>as <text:s/>I was increasingly at liberty to do</text:span></text:p>
          </text:deletion>
        </text:changed-region>
        <text:changed-region xml:id="ct35706416" text:id="ct35706416">
          <text:deletion>
            <office:change-info>
              <dc:creator>Unknown Author</dc:creator>
              <dc:date>2018-12-07T13:36:00</dc:date>
            </office:change-info>
            <text:p text:style-name="P13"><text:span text:style-name="T26">.</text:span></text:p>
          </text:deletion>
        </text:changed-region>
        <text:changed-region xml:id="ct37209040" text:id="ct37209040">
          <text:insertion>
            <office:change-info>
              <dc:creator>Unknown Author</dc:creator>
              <dc:date>2018-12-07T13:36:00</dc:date>
            </office:change-info>
          </text:insertion>
        </text:changed-region>
        <text:changed-region xml:id="ct37218224" text:id="ct37218224">
          <text:format-change>
            <office:change-info>
              <dc:creator>Unknown Author</dc:creator>
              <dc:date>2018-12-26T18:21:00</dc:date>
            </office:change-info>
          </text:format-change>
        </text:changed-region>
        <text:changed-region xml:id="ct37218544" text:id="ct37218544">
          <text:insertion>
            <office:change-info>
              <dc:creator>Unknown Author</dc:creator>
              <dc:date>2018-12-07T13:22:00</dc:date>
            </office:change-info>
          </text:insertion>
        </text:changed-region>
        <text:changed-region xml:id="ct37203936" text:id="ct37203936">
          <text:format-change>
            <office:change-info>
              <dc:creator>Unknown Author</dc:creator>
              <dc:date>2018-12-26T18:21:00</dc:date>
            </office:change-info>
          </text:format-change>
        </text:changed-region>
        <text:changed-region xml:id="ct37208400" text:id="ct37208400">
          <text:deletion>
            <office:change-info>
              <dc:creator>Unknown Author</dc:creator>
              <dc:date>2018-12-07T13:22:00</dc:date>
            </office:change-info>
            <text:p text:style-name="P13"><text:span text:style-name="T26">particularly enjoyed discovering </text:span></text:p>
          </text:deletion>
        </text:changed-region>
        <text:changed-region xml:id="ct37208624" text:id="ct37208624">
          <text:format-change>
            <office:change-info>
              <dc:creator>Unknown Author</dc:creator>
              <dc:date>2018-12-26T18:21:00</dc:date>
            </office:change-info>
          </text:format-change>
        </text:changed-region>
        <text:changed-region xml:id="ct37225072" text:id="ct37225072">
          <text:insertion>
            <office:change-info>
              <dc:creator>Unknown Author</dc:creator>
              <dc:date>2018-12-07T13:22:00</dc:date>
            </office:change-info>
          </text:insertion>
        </text:changed-region>
        <text:changed-region xml:id="ct37064544" text:id="ct37064544">
          <text:format-change>
            <office:change-info>
              <dc:creator>Unknown Author</dc:creator>
              <dc:date>2018-12-26T18:21:00</dc:date>
            </office:change-info>
          </text:format-change>
        </text:changed-region>
        <text:changed-region xml:id="ct37211568" text:id="ct37211568">
          <text:deletion>
            <office:change-info>
              <dc:creator>Unknown Author</dc:creator>
              <dc:date>2018-12-07T13:23:00</dc:date>
            </office:change-info>
            <text:p text:style-name="P13"><text:span text:style-name="T26">it was natural that</text:span></text:p>
          </text:deletion>
        </text:changed-region>
        <text:changed-region xml:id="ct37084912" text:id="ct37084912">
          <text:format-change>
            <office:change-info>
              <dc:creator>Unknown Author</dc:creator>
              <dc:date>2018-12-26T18:21:00</dc:date>
            </office:change-info>
          </text:format-change>
        </text:changed-region>
        <text:changed-region xml:id="ct37210480" text:id="ct37210480">
          <text:insertion>
            <office:change-info>
              <dc:creator>Unknown Author</dc:creator>
              <dc:date>2018-12-07T13:23:00</dc:date>
            </office:change-info>
          </text:insertion>
        </text:changed-region>
        <text:changed-region xml:id="ct37210704" text:id="ct37210704">
          <text:deletion>
            <office:change-info>
              <dc:creator>Unknown Author</dc:creator>
              <dc:date>2018-12-07T13:23:00</dc:date>
            </office:change-info>
            <text:p text:style-name="P13"><text:span text:style-name="T26">should find </text:span></text:p>
          </text:deletion>
        </text:changed-region>
        <text:changed-region xml:id="ct35715184" text:id="ct35715184">
          <text:format-change>
            <office:change-info>
              <dc:creator>Unknown Author</dc:creator>
              <dc:date>2018-12-26T18:21:00</dc:date>
            </office:change-info>
          </text:format-change>
        </text:changed-region>
        <text:changed-region xml:id="ct35715920" text:id="ct35715920">
          <text:insertion>
            <office:change-info>
              <dc:creator>Unknown Author</dc:creator>
              <dc:date>2018-12-07T13:23:00</dc:date>
            </office:change-info>
          </text:insertion>
        </text:changed-region>
        <text:changed-region xml:id="ct35724912" text:id="ct35724912">
          <text:format-change>
            <office:change-info>
              <dc:creator>Unknown Author</dc:creator>
              <dc:date>2018-12-26T18:21:00</dc:date>
            </office:change-info>
          </text:format-change>
        </text:changed-region>
        <text:changed-region xml:id="ct35725136" text:id="ct35725136">
          <text:deletion>
            <office:change-info>
              <dc:creator>Unknown Author</dc:creator>
              <dc:date>2018-12-07T13:23:00</dc:date>
            </office:change-info>
            <text:p text:style-name="P13"><text:span text:style-name="T26">from Italy and back, </text:span><text:span text:style-name="T27">on at least two occasions. </text:span></text:p>
          </text:deletion>
        </text:changed-region>
        <text:changed-region xml:id="ct35726160" text:id="ct35726160">
          <text:insertion>
            <office:change-info>
              <dc:creator>Unknown Author</dc:creator>
              <dc:date>2018-12-07T13:24:00</dc:date>
            </office:change-info>
          </text:insertion>
        </text:changed-region>
        <text:changed-region xml:id="ct35727456" text:id="ct35727456">
          <text:insertion>
            <office:change-info>
              <dc:creator>Unknown Author</dc:creator>
              <dc:date>2018-12-07T13:23:00</dc:date>
            </office:change-info>
          </text:insertion>
        </text:changed-region>
        <text:changed-region xml:id="ct37049984" text:id="ct37049984">
          <text:format-change>
            <office:change-info>
              <dc:creator>Unknown Author</dc:creator>
              <dc:date>2018-12-26T18:21:00</dc:date>
            </office:change-info>
          </text:format-change>
        </text:changed-region>
        <text:changed-region xml:id="ct35718208" text:id="ct35718208">
          <text:insertion>
            <office:change-info>
              <dc:creator>Unknown Author</dc:creator>
              <dc:date>2018-12-26T18:20:00</dc:date>
            </office:change-info>
          </text:insertion>
        </text:changed-region>
        <text:changed-region xml:id="ct37065488" text:id="ct37065488">
          <text:format-change>
            <office:change-info>
              <dc:creator>Unknown Author</dc:creator>
              <dc:date>2018-12-26T18:21:00</dc:date>
            </office:change-info>
          </text:format-change>
        </text:changed-region>
        <text:changed-region xml:id="ct35719328" text:id="ct35719328">
          <text:deletion>
            <office:change-info>
              <dc:creator>Unknown Author</dc:creator>
              <dc:date>2018-12-07T13:24:00</dc:date>
            </office:change-info>
            <text:p text:style-name="P13"><text:span text:style-name="T28">nother</text:span></text:p>
          </text:deletion>
        </text:changed-region>
        <text:changed-region xml:id="ct35724272" text:id="ct35724272">
          <text:format-change>
            <office:change-info>
              <dc:creator>Unknown Author</dc:creator>
              <dc:date>2018-12-26T18:21:00</dc:date>
            </office:change-info>
          </text:format-change>
        </text:changed-region>
        <text:changed-region xml:id="ct35731328" text:id="ct35731328">
          <text:deletion>
            <office:change-info>
              <dc:creator>Unknown Author</dc:creator>
              <dc:date>2018-12-07T13:24:00</dc:date>
            </office:change-info>
            <text:p text:style-name="P13"><text:span text:style-name="T28">you may read at your leisure;</text:span></text:p>
          </text:deletion>
        </text:changed-region>
        <text:changed-region xml:id="ct35735008" text:id="ct35735008">
          <text:format-change>
            <office:change-info>
              <dc:creator>Unknown Author</dc:creator>
              <dc:date>2018-12-26T18:21:00</dc:date>
            </office:change-info>
          </text:format-change>
        </text:changed-region>
        <text:changed-region xml:id="ct35736320" text:id="ct35736320">
          <text:deletion>
            <office:change-info>
              <dc:creator>Unknown Author</dc:creator>
              <dc:date>2018-12-07T13:25:00</dc:date>
            </office:change-info>
            <text:p text:style-name="P13"><text:span text:style-name="T28">them </text:span></text:p>
          </text:deletion>
        </text:changed-region>
        <text:changed-region xml:id="ct37094416" text:id="ct37094416">
          <text:format-change>
            <office:change-info>
              <dc:creator>Unknown Author</dc:creator>
              <dc:date>2018-12-26T18:21:00</dc:date>
            </office:change-info>
          </text:format-change>
        </text:changed-region>
        <text:changed-region xml:id="ct37096912" text:id="ct37096912">
          <text:insertion>
            <office:change-info>
              <dc:creator>Unknown Author</dc:creator>
              <dc:date>2018-12-26T18:20:00</dc:date>
            </office:change-info>
          </text:insertion>
        </text:changed-region>
        <text:changed-region xml:id="ct35731600" text:id="ct35731600">
          <text:format-change>
            <office:change-info>
              <dc:creator>Unknown Author</dc:creator>
              <dc:date>2018-12-26T18:21:00</dc:date>
            </office:change-info>
          </text:format-change>
        </text:changed-region>
        <text:changed-region xml:id="ct35734560" text:id="ct35734560">
          <text:insertion>
            <office:change-info>
              <dc:creator>Unknown Author</dc:creator>
              <dc:date>2018-12-07T13:25:00</dc:date>
            </office:change-info>
          </text:insertion>
        </text:changed-region>
        <text:changed-region xml:id="ct35712256" text:id="ct35712256">
          <text:deletion>
            <office:change-info>
              <dc:creator>Unknown Author</dc:creator>
              <dc:date>2018-12-07T13:25:00</dc:date>
            </office:change-info>
            <text:p text:style-name="P14"><text:span text:style-name="T29">sixt</text:span></text:p>
          </text:deletion>
        </text:changed-region>
        <text:changed-region xml:id="ct35726384" text:id="ct35726384">
          <text:format-change>
            <office:change-info>
              <dc:creator>Unknown Author</dc:creator>
              <dc:date>2018-12-26T18:21:00</dc:date>
            </office:change-info>
          </text:format-change>
        </text:changed-region>
        <text:changed-region xml:id="ct35716144" text:id="ct35716144">
          <text:insertion>
            <office:change-info>
              <dc:creator>Unknown Author</dc:creator>
              <dc:date>2018-12-26T18:24:00</dc:date>
            </office:change-info>
          </text:insertion>
        </text:changed-region>
        <text:changed-region xml:id="ct35727680" text:id="ct35727680">
          <text:format-change>
            <office:change-info>
              <dc:creator>Unknown Author</dc:creator>
              <dc:date>2018-12-26T18:21:00</dc:date>
            </office:change-info>
          </text:format-change>
        </text:changed-region>
        <text:changed-region xml:id="ct37209264" text:id="ct37209264">
          <text:insertion>
            <office:change-info>
              <dc:creator>Unknown Author</dc:creator>
              <dc:date>2018-12-26T18:20:00</dc:date>
            </office:change-info>
          </text:insertion>
        </text:changed-region>
        <text:changed-region xml:id="ct35715696" text:id="ct35715696">
          <text:format-change>
            <office:change-info>
              <dc:creator>Unknown Author</dc:creator>
              <dc:date>2018-12-26T18:21:00</dc:date>
            </office:change-info>
          </text:format-change>
        </text:changed-region>
        <text:changed-region xml:id="ct37103344" text:id="ct37103344">
          <text:insertion>
            <office:change-info>
              <dc:creator>Unknown Author</dc:creator>
              <dc:date>2018-12-26T18:20:00</dc:date>
            </office:change-info>
          </text:insertion>
        </text:changed-region>
        <text:changed-region xml:id="ct37106080" text:id="ct37106080">
          <text:insertion>
            <office:change-info>
              <dc:creator>Unknown Author</dc:creator>
              <dc:date>2018-12-26T18:24:00</dc:date>
            </office:change-info>
          </text:insertion>
        </text:changed-region>
        <text:changed-region xml:id="ct35730064" text:id="ct35730064">
          <text:insertion>
            <office:change-info>
              <dc:creator>Unknown Author</dc:creator>
              <dc:date>2018-12-26T18: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start text:change-id="ct37125136"/>I first met Guy <text:change-end text:change-id="ct37125136"/><text:change-start text:change-id="ct37126368"/><text:span text:style-name="T97">in 1965. </text:span><text:change-end text:change-id="ct37126368"/><text:change text:change-id="ct37126784"/><text:change-start text:change-id="ct37127888"/><text:span text:style-name="T97"><text:s/></text:span><text:change-end text:change-id="ct37127888"/><text:change-start text:change-id="ct37128112"/>There were four<text:change-end text:change-id="ct37128112"/><text:change-start text:change-id="ct37128416"/> <text:change-end text:change-id="ct37128416"/><text:change text:change-id="ct37128640"/><text:change-start text:change-id="ct37127008"/>of us in our first year tutorial group<text:change-end text:change-id="ct37127008"/><text:change text:change-id="ct37129200"/><text:change-start text:change-id="ct37129568"/>, <text:s/><text:span text:style-name="T97">struggling</text:span><text:change-end text:change-id="ct37129568"/><text:change-start text:change-id="ct37130272"/> with Milton, Vergil, and Beowulf,<text:change-end text:change-id="ct37130272"/><text:change-start text:change-id="ct37131296"/> <text:span text:style-name="T97">which were</text:span><text:change-end text:change-id="ct37131296"/><text:change-start text:change-id="ct37129792"/> the foundations of the Oxford English Literature course at that time. Guy was the tallest. <text:change-end text:change-id="ct37129792"/><text:change text:change-id="ct37130848"/><text:change-start text:change-id="ct37131072"/>As students do, we exchanged enthusiasms for art, music, literature – I introduced him to Jimi Hendrix; he introduced me to Thomas Tallis. I played Buttons in the college pantomime; he played his cello. <text:change-end text:change-id="ct37131072"/><text:change-start text:change-id="ct37127232"/></text:p>
      <text:p text:style-name="P30"><text:change-end text:change-id="ct37127232"/><text:change-start text:change-id="ct37127536"/></text:p>
      <text:p text:style-name="P2"><text:change-end text:change-id="ct37127536"/><text:change-start text:change-id="ct37125952"/><text:span text:style-name="T58">Ho conosciuto Guy nel 1965. Frequentavamo un corso di approfondimento in cui lottavamo con Milton, Virgilio e Beowulf, autori e opere che erano allora ritenuti i fondamenti per la laurea in letteratura inglese a Oxford. Guy era il più alto. Come tutti gli studenti, ci scambiavamo commenti entusiasti sull’arte la letteratura e la musica. Io gli ho fatto apprezzare Jimi Hendrix, lui Thomas Tallis, il compositore cinquecen</text:span><text:bookmark text:name="_GoBack"/><text:span text:style-name="T58">tesco. Alla recita finale al college, io facevo la parte del personaggio buffo, Buttons, nella Cenerentola di Rossini, lui suonava il violoncello.</text:span><text:change-end text:change-id="ct37125952"/><text:change text:change-id="ct37133968"/><text:change-start text:change-id="ct37131936"/></text:p>
      <text:p text:style-name="P38"/>
      <text:p text:style-name="P3"><text:change-end text:change-id="ct37131936"/><text:change-start text:change-id="ct37134544"/><text:span text:style-name="T89">In those days, we kept in touch by letters. </text:span><text:change-end text:change-id="ct37134544"/><text:change-start text:change-id="ct37125504"/><text:span text:style-name="T63">One of the oldest </text:span><text:change-end text:change-id="ct37125504"/><text:change text:change-id="ct37132768"/><text:change text:change-id="ct37132544"/><text:change-start text:change-id="ct37137600"/><text:span text:style-name="T63"><text:s/>I have </text:span><text:change-end text:change-id="ct37137600"/><text:change text:change-id="ct37137920"/><text:change-start text:change-id="ct37138928"/><text:span text:style-name="T63">describes a trip <text:s/></text:span><text:change-end text:change-id="ct37138928"/><text:change-start text:change-id="ct37140560"/><text:span text:style-name="T89">Guy </text:span><text:change-end text:change-id="ct37140560"/><text:change text:change-id="ct37140784"/><text:change-start text:change-id="ct37148016"/><text:span text:style-name="T63"><text:s/>made across Europe, hitching his way from Oostend to </text:span><text:span text:style-name="T66">a spa town called </text:span><text:span text:style-name="T62">Luhačovice </text:span><text:span text:style-name="T63">in what was then Czechoslovakia, shortly after the events of 1968. It describes working on a road construction site, the variety of czech dumplings, and the ubiquity of <text:s/></text:span><text:span text:style-name="T66">R</text:span><text:span text:style-name="T63">ussian soldiers. </text:span><text:change-end text:change-id="ct37148016"/><text:change-start text:change-id="ct36951744"/><text:span text:style-name="T89">For nearly twenty years </text:span><text:span text:style-name="T91">therafter</text:span><text:span text:style-name="T89">, </text:span><text:change-end text:change-id="ct36951744"/><text:change text:change-id="ct37152832"/><text:change text:change-id="ct36951968"/><text:change-start text:change-id="ct37154000"/><text:span text:style-name="T63"><text:s/>Guy and I continued to </text:span><text:change-end text:change-id="ct37154000"/><text:change-start text:change-id="ct37154704"/><text:span text:style-name="T89">compete </text:span><text:change-end text:change-id="ct37154704"/><text:change text:change-id="ct37156160"/><text:change text:change-id="ct37154928"/><text:change-start text:change-id="ct37157984"/><text:span text:style-name="T63">with each other in producing extravagantly organized and illustrated letters</text:span><text:change-end text:change-id="ct37157984"/><text:change-start text:change-id="ct37160672"/><text:span text:style-name="T63">. </text:span><text:span text:style-name="T89">We described the world around us</text:span><text:change-end text:change-id="ct37160672"/><text:change-start text:change-id="ct37162176"/><text:span text:style-name="T63">, </text:span><text:change-end text:change-id="ct37162176"/><text:change text:change-id="ct37162624"/><text:change text:change-id="ct37162400"/><text:change-start text:change-id="ct37175024"/><text:span text:style-name="T63">the girls we longed for, <text:s/>the music </text:span><text:span text:style-name="T92">and the books </text:span><text:span text:style-name="T63">we </text:span><text:span text:style-name="T92">were discovering</text:span><text:span text:style-name="T63">, <text:s/>the waves of paranoia, joy, despair, and </text:span><text:span text:style-name="T92">delight</text:span><text:span text:style-name="T63"> engulfing us – as you do </text:span><text:span text:style-name="T92">when you’re in your twenties. </text:span><text:span text:style-name="T63"><text:s/></text:span><text:change-end text:change-id="ct37175024"/><text:change text:change-id="ct37175248"/><text:change-start text:change-id="ct37174656"/><text:span text:style-name="T92"><text:s/></text:span><text:span text:style-name="T64">We didn’t have</text:span><text:change-end text:change-id="ct37174656"/><text:change text:change-id="ct37151792"/><text:change-start text:change-id="ct37176624"/><text:span text:style-name="T64"> the internet</text:span><text:change-end text:change-id="ct37176624"/><text:change-start text:change-id="ct37181680"/><text:span text:style-name="T64"> </text:span><text:span text:style-name="T91">or mobile phones</text:span><text:change-end text:change-id="ct37181680"/><text:change-start text:change-id="ct37182320"/><text:span text:style-name="T64">, but we</text:span><text:change-end text:change-id="ct37182320"/><text:change text:change-id="ct37182544"/><text:change-start text:change-id="ct37185328"/><text:span text:style-name="T64"> had audio cassette recorders, and letraset,</text:span><text:change-end text:change-id="ct37185328"/><text:change-start text:change-id="ct37188944"/><text:span text:style-name="T64"> </text:span><text:span text:style-name="T89">and a reliable postal service; </text:span><text:change-end text:change-id="ct37188944"/><text:change-start text:change-id="ct37187936"/><text:span text:style-name="T64"><text:s/></text:span><text:change-end text:change-id="ct37187936"/><text:change-start text:change-id="ct37189792"/><text:span text:style-name="T89">we </text:span><text:change-end text:change-id="ct37189792"/><text:change text:change-id="ct37190016"/><text:change-start text:change-id="ct36944112"/><text:span text:style-name="T64"><text:s/>soon became masters of the art of collage.</text:span></text:p>
      <text:p text:style-name="P2"><text:change-end text:change-id="ct36944112"/><text:change-start text:change-id="ct36958352"/></text:p>
      <text:p text:style-name="P30"><text:change-end text:change-id="ct36958352"/><text:change-start text:change-id="ct36958656"/>In quei giorni ci si teneva in contatto tramite lettere. Una delle più vecchie che ho descrive un viaggio di Guy per l’Europa, in autostop, da Ostenda a una città termale di nome Luha<text:span text:style-name="T98">č</text:span>ovice, situata in quella che allora era la Cecoslovacchia, appena dopo gli eventi del 1968. Descrive dei lavori relativi alla costruzione di una strada, le varietà di gnocchetti cechi e l’ubiquità dei soldati russi. Per almeno vent’anni da allora io e Guy abbiamo fatto a gara a chi produceva le lettere più originali e stravaganti. Descrivevamo il mondo intorno a noi, le ragazze che ci facevano battere il cuore, la musica e i libri che scoprivamo, i momenti di paranoia, di gioia, di disperazione e di piacere che ci catturavano, come capita quando si ha vent’anni. Non avevamo Internet né i cellulari, ma avevamo i registratori, i trasferibili e un servizio postale affidabile; ben presto diventammo esperti nell’arte del collage.</text:p>
      <text:p text:style-name="P31"><text:change-end text:change-id="ct36958656"/><text:change-start text:change-id="ct37137280"/></text:p>
      <text:p text:style-name="P39"><text:change-end text:change-id="ct37137280"/><text:change-start text:change-id="ct37124656"/></text:p>
      <text:p text:style-name="P4"><text:span text:style-name="T66">In 1968</text:span><text:span text:style-name="T62"> we both graduated and moved to London. </text:span><text:span text:style-name="T66">It was what </text:span><text:span text:style-name="T65">you</text:span><text:span text:style-name="T66"> did in those days. </text:span><text:span text:style-name="T62"><text:s/>Guy got a sensible job in publishing </text:span><text:change-end text:change-id="ct37124656"/><text:change text:change-id="ct37143648"/><text:change-start text:change-id="ct36985200"/><text:span text:style-name="T62"><text:s/>and I didn’t. His job enabled him to offer me bits of copy-editing work as well as the occasional good lunch at Harts of Smithfield. </text:span><text:span text:style-name="T64">With Mandy and Chris, h</text:span><text:span text:style-name="T66">e became one of three tenants of a <text:s/>nice flat in Highbury and started using strikingly orange notepaper. <text:s/></text:span><text:change-end text:change-id="ct36985200"/><text:change-start text:change-id="ct36980496"/></text:p>
      <text:p text:style-name="P59"/>
      <text:p text:style-name="P30">Nel 1968 ci siamo laureati entrambi e siamo andati a Londra, come molti neolaureati facevano a quel tempo. Guy trovò un lavoro solido presso una casa editrice. Io no. <text:s/>Il suo lavoro gli permise di offrimi alcuni lavoretti di revisione di bozze e degli ottimi pranzi da Harts o Smithfield. Con Mandy e Chris, divenne uno dei tre proprietari di un delizioso appartamento ad Highbury e cominciò a usare dei quaderni di un curioso color arancio.</text:p>
      <text:p text:style-name="P32"><text:change-end text:change-id="ct36980496"/><text:change-start text:change-id="ct37153584"/></text:p>
      <text:p text:style-name="P40"/>
      <text:p text:style-name="P4"><text:change-end text:change-id="ct37153584"/><text:change text:change-id="ct37151040"/><text:change-start text:change-id="ct37151264"/><text:soft-page-break/><text:span text:style-name="T65"><text:s/></text:span><text:span text:style-name="T62">I went back to Oxford to continue my studies, renting a cottage in the village of Stanton St John, while <text:s/>Guy went off to Italy to</text:span><text:change-end text:change-id="ct37151264"/><text:change-start text:change-id="ct37193136"/><text:span text:style-name="T62"> </text:span><text:span text:style-name="T89">learn h</text:span><text:change-end text:change-id="ct37193136"/><text:change-start text:change-id="ct37153056"/><text:span text:style-name="T89">ow to </text:span><text:change-end text:change-id="ct37153056"/><text:change text:change-id="ct37148240"/><text:change text:change-id="ct37153280"/><text:change-start text:change-id="ct37168192"/><text:span text:style-name="T62">teach</text:span><text:change-end text:change-id="ct37168192"/><text:change text:change-id="ct37168416"/><text:change-start text:change-id="ct37138144"/><text:span text:style-name="T62"> English </text:span><text:change-end text:change-id="ct37138144"/><text:change text:change-id="ct37138368"/><text:change-start text:change-id="ct37176960"/><text:span text:style-name="T62">in Modena</text:span><text:change-end text:change-id="ct37176960"/><text:change-start text:change-id="ct37163680"/><text:span text:style-name="T62">, </text:span><text:span text:style-name="T89">where he made many lasting friendships</text:span><text:change-end text:change-id="ct37163680"/><text:change-start text:change-id="ct37139152"/><text:span text:style-name="T62">. But </text:span><text:change-end text:change-id="ct37139152"/><text:change text:change-id="ct37139376"/><text:change-start text:change-id="ct36976800"/><text:span text:style-name="T66">our correspondence </text:span><text:span text:style-name="T62">continued, </text:span><text:span text:style-name="T66">cemented by </text:span><text:span text:style-name="T62">visits </text:span><text:span text:style-name="T66">to Oxford or Bologna respectively, </text:span><text:span text:style-name="T68">ratified by occasional parcels of exotic goodies – Italian coffee for me; English muesli for him</text:span><text:span text:style-name="T66">. </text:span></text:p>
      <text:p text:style-name="P41"/>
      <text:p text:style-name="P57"><text:change-end text:change-id="ct36976800"/><text:change-start text:change-id="ct37177552"/>Tornai a Oxford per terminare i miei studi e affittare un cottage nel villaggio di Stanton St. John, mentre Guy partì per l’Italia per imparare a insegnare l’inglese a Modena, dove conobbe molti amici che diventarono di lunga data. Ma la nostra corrispondenza continuò rinsaldandosi via via attraverso visite sue a Oxford e mie a Bologna, e consolidandosi attraverso pacchi di cibi esotici (caffè italiano per me, muesli inglesi per Guy).</text:p>
      <text:p text:style-name="P6"/>
      <text:p text:style-name="P21"><text:change-end text:change-id="ct37177552"/><text:change-start text:change-id="ct37161088"/><text:span text:style-name="T65">So </text:span><text:span text:style-name="T62">Guy was the obvious person to invite to be best man at my </text:span><text:span text:style-name="T16">marriage to Lilette</text:span><text:span text:style-name="T62"> in December 1972. Quite apart from our shared history, he was the only person I could think of </text:span><text:span text:style-name="T64">who might be </text:span><text:span text:style-name="T62">crazy enough to fly out to </text:span><text:span text:style-name="T81">Malawi, in </text:span><text:span text:style-name="T62">darkest Africa (where I was living </text:span><text:span text:style-name="T81">at the time</text:span><text:span text:style-name="T62">). </text:span><text:span text:style-name="T81">Come to think of it, Guy </text:span><text:span text:style-name="T70">has been an honoured</text:span><text:span text:style-name="T81"> guest at almost every wedding in my family, from my sister’s in 1971 to my third daughter’s in 2014 and my second daughter’s in 2016. <text:s/></text:span><text:change-end text:change-id="ct37161088"/><text:change-start text:change-id="ct37162848"/></text:p>
      <text:p text:style-name="P42"/>
      <text:p text:style-name="P30">Così Guy è stata la persona che ho voluto come testimone di nozze quando mi sono sposato con Lilette nel dicembre del 1972. In effetti, non era solo la nostra storia di amicizia, Guy era stato scelto anche perché era l’unica persona abbastanza folle da poter pensare di raggiungermi a Malawi, nell’Africa nera (dove vivevo all’epoca). Pensandoci, Guy è stato ospite d’onore praticamente a tutti i matrimoni della mia famiglia, da quello di mia sorella nel 1971 a quello della mia terza figlia nel 2014 a quello della mia seconda figlia nel 2016.</text:p>
      <text:p text:style-name="P43"/>
      <text:p text:style-name="P42"/>
      <text:p text:style-name="P5"><text:change-end text:change-id="ct37162848"/><text:change-start text:change-id="ct37006048"/><text:span text:style-name="T81">If Lilette and I both think of him as a brother; my daughters are in no doubt that he is their uncle. </text:span><text:span text:style-name="T16">He was a regular feature of their childhood </text:span><text:span text:style-name="T83">during the 1980s, </text:span><text:span text:style-name="T16"><text:s/>occasionally turning up in Oxford, inevitably accompanied by a large slab of parmesan cheese</text:span><text:change-end text:change-id="ct37006048"/><text:change text:change-id="ct37165072"/><text:change-start text:change-id="ct37147568"/><text:span text:style-name="T16">occasionally welcoming <text:s/></text:span><text:span text:style-name="T85">us all</text:span><text:span text:style-name="T16"> to an enchanted hillside </text:span><text:span text:style-name="T68">overlooking</text:span><text:span text:style-name="T16"> Vergato. His welcome was a broad one, encompassing both the simple pleasures of a walk over Monte Pero to da Olga’s for lunch perhaps searching out ciclameni in the </text:span><text:change-end text:change-id="ct37147568"/><text:change text:change-id="ct37012064"/><text:change-start text:change-id="ct35717696"/><text:span text:style-name="T93">autumn</text:span><text:change-end text:change-id="ct35717696"/><text:change-start text:change-id="ct36941952"/><text:span text:style-name="T16">, and the adventure of making friends with the resolutely non-anglophone </text:span><text:span text:style-name="T69">people we met</text:span><text:span text:style-name="T16">. <text:s/></text:span><text:change-end text:change-id="ct36941952"/><text:change-start text:change-id="ct37146976"/></text:p>
      <text:p text:style-name="P60"/>
      <text:p text:style-name="P30">Se io e Lilette consideriamo Guy come un fratello, le mie figlie sono certe che sia loro zio. E’ sempre stato presente quando erano bambine negli anni ottanta. Capitava a casa nostra di quando in quando, sempre accompagnato da un bel pezzo di formaggio grana. Oppure ci ospitava su quella collina incantata che si affaccia su Vergato. La sua ospitalità era semplicemente generosa e andava dalla condivisione del piacere di una passeggiata sul Monte Pero a un pranzo dalla Olga, magari con una puntata a cercare ciclamini in <text:span text:style-name="T100">autunno</text:span> o a lanciarsi nell’avventura di diventare amici con qualcuno di cui non parlavamo per niente a lingua.</text:p>
      <text:p text:style-name="P7"><text:change-end text:change-id="ct37146976"/><text:change text:change-id="ct37150592"/><text:change-start text:change-id="ct36967728"/></text:p>
      <text:p text:style-name="P8"><text:span text:style-name="T68">And here I want to touch on a remarkable thing about Guy’s Italian life: it was a network of friends. <text:s/>It was not enough for him to find a reliable builder, a good grocer, a dependable dentist, or a credible lawyer, unless they also became his friends. <text:s text:c="2"/>Some of us go through life taking whatever we can get and grumbling in a </text:span><text:span text:style-name="T82">subdu</text:span><text:span text:style-name="T68">ed British way about any imperfections. Guy was more particular, </text:span><text:change-end text:change-id="ct36967728"/><text:change-start text:change-id="ct37167488"/><text:span text:style-name="T89">in even the hundrum and quotidien.</text:span><text:change-end text:change-id="ct37167488"/><text:change text:change-id="ct37158320"/><text:change-start text:change-id="ct37163392"/></text:p>
      <text:p text:style-name="P44"><text:change-end text:change-id="ct37163392"/><text:change-start text:change-id="ct36979600"/></text:p>
      <text:p text:style-name="P33"><text:soft-page-break/>E qui vorrei soffermarmi su una cosa veramente straordinaria della vita di Guy in Italia: era una rete fitta di amici. Non era possibile per Guy trovare un buon muratore, un bravo droghiere, un dentista capace o un avvocato affidabile senza che questi diventassero suoi grandi amici. Alcuni di noi prendono dalla vita tutto quello che possono bofonchiando in maniera del tutto britannica su ogni imperfezione. Guy era diverso dal solito anche nella vita quotidiana.</text:p>
      <text:p text:style-name="P33"><text:change-end text:change-id="ct36979600"/><text:change-start text:change-id="ct37149152"/></text:p>
      <text:p text:style-name="P9"><text:span text:style-name="T88">On Maundy Thursday 19</text:span><text:span text:style-name="T71">89</text:span><text:span text:style-name="T88">, Guy celebrate</text:span><text:span text:style-name="T70">d</text:span><text:span text:style-name="T88"> </text:span><text:span text:style-name="T71">his 40th</text:span><text:span text:style-name="T88"> birthday with a dinner party </text:span><text:span text:style-name="T70">at the ristorante da Olga in</text:span><text:span text:style-name="T88"> Cereglio. </text:span><text:span text:style-name="T70">I think</text:span><text:change-end text:change-id="ct37149152"/><text:change-start text:change-id="ct37174064"/><text:span text:style-name="T70"> </text:span><text:span text:style-name="T89">some</text:span><text:change-end text:change-id="ct37174064"/><text:change text:change-id="ct37174288"/><text:change-start text:change-id="ct37219104"/><text:span text:style-name="T70"> of us gathered today were also there. </text:span><text:span text:style-name="T88">A decade later, with another significant anniversary looming, he </text:span><text:span text:style-name="T62">organiz</text:span><text:span text:style-name="T70">ed</text:span><text:span text:style-name="T88"> </text:span><text:span text:style-name="T62">a </text:span><text:span text:style-name="T85">joint </text:span><text:span text:style-name="T84">150</text:span><text:span text:style-name="T95">th</text:span><text:span text:style-name="T84"> birthday party, </text:span><text:span text:style-name="T88">for which we and many i</text:span><text:span text:style-name="T62">ntrepid English friends gathered at Olga’s, enjoyed the snow, got lost on the walk home, and </text:span><text:span text:style-name="T70">ate </text:span><text:span text:style-name="T62">a</text:span><text:span text:style-name="T84"> </text:span><text:span text:style-name="T62">great deal. This was </text:span><text:change-end text:change-id="ct37219104"/><text:change text:change-id="ct37219616"/><text:change-start text:change-id="ct37220416"/><text:span text:style-name="T62"><text:s/>such a success that we repeated it on the occasion of our 180</text:span><text:span text:style-name="T94">th</text:span><text:span text:style-name="T62"> <text:s/>birthdays in April 2007, this time with the </text:span><text:change-end text:change-id="ct37220416"/><text:change-start text:change-id="ct37222944"/><text:span text:style-name="T90">welcome </text:span><text:change-end text:change-id="ct37222944"/><text:change-start text:change-id="ct37224064"/><text:span text:style-name="T62">participation of</text:span><text:change-end text:change-id="ct37224064"/><text:change text:change-id="ct37224288"/><text:change-start text:change-id="ct37225936"/><text:span text:style-name="T62"> </text:span><text:change-end text:change-id="ct37225936"/><text:change-start text:change-id="ct37227152"/><text:span text:style-name="T89">Italian colleagues</text:span><text:change-end text:change-id="ct37227152"/><text:change text:change-id="ct37227376"/><text:change-start text:change-id="ct37227920"/><text:span text:style-name="T62">who charmed my daughters by singing scurrilous songs </text:span><text:change-end text:change-id="ct37227920"/><text:change text:change-id="ct37228576"/><text:change-start text:change-id="ct37218880"/><text:span text:style-name="T62">. </text:span></text:p>
      <text:p text:style-name="P2"><text:change-end text:change-id="ct37218880"/><text:change-start text:change-id="ct37022416"/></text:p>
      <text:p text:style-name="P30">Il Giovedì Santo del 1989, Guy festeggiò il suo quarantesimo compleanno con una cena al ristrnate da Olga a Cereglio. Probabilmente diversi che sono oggi qui erano anche là. Dieci anni dopo organizzò , sempre dalla Olga, un bellissimo 150esimo compleanno (era la somma di diversi compleanni) e in questa occasione noi e molti altri intepidi amici inglesi ci siamo goduto la cena, abbiamo mangiato a crepapelle, ci siamo divertiti nella neve e ci siamo persi sulla via di casa. Un tale successo che la festa si è ripetuta in occasione del nostro 180esimo compleanno nell’aprile 2007, questa volta con la gradita partecipazione di alcuni colleghi italiani che le mie figlie hanno adorato per le bellissime canzoni, piene di parolacce, che cantavano.</text:p>
      <text:p text:style-name="P33"><text:change-end text:change-id="ct37022416"/><text:change-start text:change-id="ct37157616"/></text:p>
      <text:p text:style-name="P10"><text:span text:style-name="T68">D</text:span><text:span text:style-name="T62">uring the 1990s I found myself in the very fortunate position of being able to get funding <text:s/>to </text:span><text:span text:style-name="T72">attend</text:span><text:span text:style-name="T62"> conference</text:span><text:span text:style-name="T73">s and workshops</text:span><text:span text:style-name="T72"> </text:span><text:span text:style-name="T62"><text:s/>in an obscure academic research field not yet known as the “digital humanities”. </text:span><text:span text:style-name="T72">Naturally I took every opportunity to visit Bologna and environs</text:span><text:change-end text:change-id="ct37157616"/><text:change text:change-id="ct37228800"/><text:change-start text:change-id="ct37230768"/><text:span text:style-name="T90">P</text:span><text:change-end text:change-id="ct37230768"/><text:change-start text:change-id="ct37222704"/><text:span text:style-name="T72">erhaps more significantly </text:span><text:change-end text:change-id="ct37222704"/><text:change-start text:change-id="ct37223840"/><text:span text:style-name="T90">around this time </text:span><text:change-end text:change-id="ct37223840"/><text:change text:change-id="ct37017632"/><text:change-start text:change-id="ct37096688"/><text:span text:style-name="T72"><text:s/>Guy’s professional career and mine </text:span><text:span text:style-name="T73">were beginning to</text:span><text:span text:style-name="T72"> converge. </text:span></text:p>
      <text:p text:style-name="P45"><text:change-end text:change-id="ct37096688"/><text:change-start text:change-id="ct37173792"/></text:p>
      <text:p text:style-name="P30">Negli anni novanta, mi sono trovato nella fortunata posizione di poter contare su fondi per pagarmi trasferte a conferenze e seminari nell’ambito di un <text:s/>oscuro campo della ricerca accademica che allora non era ancora noto (come è diventato poi) con il nome di Digital Humanities. Naturalmente ogni occasione era buona per venire a Bologna o dintorni. Ed è stato forse questo il momento più significativo in cui la mia carriera e quella di Guy hanno iniziato a convergere.</text:p>
      <text:p text:style-name="P46"><text:change-end text:change-id="ct37173792"/><text:change-start text:change-id="ct37213472"/></text:p>
      <text:p text:style-name="P11"><text:span text:style-name="T72">In March of 1993, over a protracted and memorable lunch at a restaurant called “il Latini” in Firenze, we agreed to work on a collaborative project concerning the promotion of the British National Corpus as a tool for language teaching. </text:span><text:span text:style-name="T73">We spent the next </text:span><text:span text:style-name="T78">few months</text:span><text:span text:style-name="T73"> writing a book, </text:span><text:span text:style-name="T78">which was</text:span><text:span text:style-name="T73"> published in 1998 as the </text:span><text:span text:style-name="T59">BNC Handbook</text:span><text:change-end text:change-id="ct37213472"/><text:change-start text:change-id="ct37226528"/><text:span text:style-name="T59">. </text:span><text:span text:style-name="T61">F</text:span><text:change-end text:change-id="ct37226528"/><text:change text:change-id="ct37149376"/><text:change-start text:change-id="ct37149600"/><text:span text:style-name="T74">or the next few years</text:span><text:change-end text:change-id="ct37149600"/><text:change-start text:change-id="ct37223168"/><text:span text:style-name="T74"> </text:span><text:span text:style-name="T90">we</text:span><text:change-end text:change-id="ct37223168"/><text:change-start text:change-id="ct37223392"/><text:span text:style-name="T73"> found ourselves attending the same conferences in exotic locations such as Lancaster, <text:s/>Lodz in Poland, and even the University of Northern Arizona in the US, </text:span><text:span text:style-name="T75">though </text:span><text:change-end text:change-id="ct37223392"/><text:change-start text:change-id="ct37212784"/><text:span text:style-name="T90">not always </text:span><text:change-end text:change-id="ct37212784"/><text:change text:change-id="ct37213104"/><text:change-start text:change-id="ct37223616"/><text:span text:style-name="T75"><text:s/>speaking on the same topics</text:span><text:span text:style-name="T73">. </text:span><text:span text:style-name="T72"><text:s/></text:span></text:p>
      <text:p text:style-name="P47"><text:change-end text:change-id="ct37223616"/><text:change-start text:change-id="ct37226752"/></text:p>
      <text:p text:style-name="P30">Nel marzo del 1993, alla fine di un lungo e indimenticabile pranzo presso un ristorante che si chiamava “I Laitini” a Firenze, abbiamo deciso di lavorare a un progetto comune che aveva come scopo la promozione del British National Corpus (una banca dati di lingua inglese) come strumento per l’apprendimento dell’inglese. Abbiamo quindi trascorso i mesi seguenti a scrivere un libro che è stato poi pubblicato nel 1998 con il titolo di BNC Handbook (Manuale del British National Corpus). Negli anni seguenti ci siamo ritrovati alle <text:soft-page-break/>stesse conferenze in luoghi esotici come Lancaster, Lodz in Polonia, e persino negli Stati Uniti all’University of North Arizona – anche se non sempre parlavamo degli stessi argomenti.</text:p>
      <text:p text:style-name="P46"><text:change-end text:change-id="ct37226752"/><text:change-start text:change-id="ct36973088"/></text:p>
      <text:p text:style-name="P11"><text:span text:style-name="T72">Guy joined the </text:span><text:span text:style-name="T75">informal </text:span><text:span text:style-name="T72">committee running a conference known as “Teaching and Language Corpora” (TALC) </text:span><text:span text:style-name="T73">which </text:span><text:span text:style-name="T75">was</text:span><text:span text:style-name="T73"> held at a variety of European locations </text:span><text:span text:style-name="T76">every two years f</text:span><text:span text:style-name="T75">rom 1996 to 20</text:span><text:span text:style-name="T76">12</text:span><text:span text:style-name="T75">, </text:span><text:span text:style-name="T76">himself organizing an exceptionally congenial one at Bertinoro in 2002. He</text:span><text:change-end text:change-id="ct36973088"/><text:change text:change-id="ct37048448"/><text:change-start text:change-id="ct35707888"/><text:span text:style-name="T76"> </text:span><text:span text:style-name="T72">invited me to </text:span><text:span text:style-name="T73">give </text:span><text:span text:style-name="T72">a </text:span><text:span text:style-name="T76">series of </text:span><text:span text:style-name="T72">technical workshop</text:span><text:span text:style-name="T76">s </text:span><text:span text:style-name="T72">in Forli on the creation of digital corpora </text:span><text:span text:style-name="T76">from 1997 to 2006</text:span><text:change-end text:change-id="ct35707888"/><text:change text:change-id="ct37175472"/><text:change-start text:change-id="ct35710960"/><text:span text:style-name="T76">. </text:span><text:span text:style-name="T91">I</text:span><text:change-end text:change-id="ct35710960"/><text:change-start text:change-id="ct35712656"/><text:span text:style-name="T76"> </text:span><text:change-end text:change-id="ct35712656"/><text:change text:change-id="ct35712880"/><text:change-start text:change-id="ct35717264"/><text:span text:style-name="T76"><text:s/>lear</text:span><text:span text:style-name="T70">n</text:span><text:span text:style-name="T76">ed a great deal </text:span><text:change-end text:change-id="ct35717264"/><text:change-start text:change-id="ct35718880"/><text:span text:style-name="T91">from these </text:span><text:change-end text:change-id="ct35718880"/><text:change-start text:change-id="ct35719984"/><text:span text:style-name="T76">– </text:span><text:span text:style-name="T70">I am less sure about the students – </text:span><text:span text:style-name="T76"><text:s/>notably about the challenge of teaching abstruse concepts like markup to the non-specialist. </text:span></text:p>
      <text:p text:style-name="P48"><text:change-end text:change-id="ct35719984"/><text:change-start text:change-id="ct37045312"/></text:p>
      <text:p text:style-name="P30">Guy si è quindi unito a un gruppetto informale che si era messo insieme per organizzare una conferenza periodica chiamata Teaching and Language Corpora (TALC) che si è poi tenuta in diversi posti in Europa, ogni due anni dal 1996 al 2012. Guy stesso ha organizzato una di queste conferenze a Bertinoro nel 2002 – eccezionalmente ben riuscita. Mi ha poi invitato a tenere una serie di seminari tecnici a Forlì, quando hanno cominciato <text:s/>a essere costruiti i primi corpora digitali di testo, dal 1997 al 2006. Io ho certamente imparato moltissimo da questa esperienza, gli studenti non so. Quello che ho imparato è stato come insegnare concetti astrusi, come quello della codifica del testo, ai non specialisti.</text:p>
      <text:p text:style-name="P49"><text:change-end text:change-id="ct37045312"/><text:change-start text:change-id="ct35720496"/></text:p>
      <text:p text:style-name="P12"><text:span text:style-name="T74">By the start of the 21</text:span><text:span text:style-name="T96">st</text:span><text:span text:style-name="T74"> century, it was evident that n</text:span><text:span text:style-name="T62">o</text:span><text:span text:style-name="T74">body had time to</text:span><text:span text:style-name="T62"> write letters any more. </text:span><text:change-end text:change-id="ct35720496"/><text:change text:change-id="ct35718464"/><text:change-start text:change-id="ct35713104"/><text:span text:style-name="T70"><text:s/></text:span><text:change-end text:change-id="ct35713104"/><text:change text:change-id="ct35722160"/><text:change-start text:change-id="ct37150064"/><text:span text:style-name="T70"><text:s/></text:span><text:change-end text:change-id="ct37150064"/><text:change-start text:change-id="ct35722384"/><text:span text:style-name="T90">Guy and I both </text:span><text:change-end text:change-id="ct35722384"/><text:change-start text:change-id="ct37221792"/><text:span text:style-name="T70">became serious persons, </text:span><text:change-end text:change-id="ct37221792"/><text:change text:change-id="ct35716816"/><text:change-start text:change-id="ct35717040"/><text:span text:style-name="T70"><text:s/>wearing smart suits and going to tedious administrative meetings. <text:s/>Fortunately this phase did not last, and as we both <text:s/></text:span><text:span text:style-name="T77">approached retirement less academic </text:span><text:span text:style-name="T70">matters prevailed</text:span><text:span text:style-name="T77">. </text:span></text:p>
      <text:p text:style-name="P50"><text:change-end text:change-id="ct35717040"/><text:change-start text:change-id="ct35713520"/></text:p>
      <text:p text:style-name="P30">All’inizio del ventunesimo secolo è diventato più che evidente che nessuno più aveva tempo di scrivere lettere. Guy ed io eravamo diventati persone serie e cercavamo di vestirci in modo adeguato per partecipare a tediose riunioni universitarie. Ma fortunatamente questa fase non è stata lunga e mentre entrambi ci avvicinavamo alla pensione sono riemerse questioni meno accademiche.</text:p>
      <text:p text:style-name="P34"><text:change-end text:change-id="ct35713520"/><text:change-start text:change-id="ct35711584"/></text:p>
      <text:p text:style-name="P13"><text:span text:style-name="T77">Guy was, of course, a fount of wisdom on long distance train travel, <text:s/></text:span><text:span text:style-name="T79">always ready</text:span><text:span text:style-name="T77"> to recommend timings and routes of maximum interest well before the advent of the Seat 61 web site. <text:s/></text:span><text:change-end text:change-id="ct35711584"/><text:change-start text:change-id="ct35707600"/><text:span text:style-name="T90">With </text:span><text:change-end text:change-id="ct35707600"/><text:change text:change-id="ct35717984"/><text:change-start text:change-id="ct35706912"/><text:span text:style-name="T77"><text:s/>his guidance, it became a point of princip</text:span><text:change-end text:change-id="ct35706912"/><text:change text:change-id="ct35707200"/><text:change-start text:change-id="ct35719600"/><text:span text:style-name="T77">l</text:span><text:change-end text:change-id="ct35719600"/><text:change-start text:change-id="ct35711184"/><text:span text:style-name="T90">e</text:span><text:change-end text:change-id="ct35711184"/><text:change-start text:change-id="ct35719104"/><text:span text:style-name="T77"> for me to travel by train wherever possible when jaunting around Europe</text:span><text:change-end text:change-id="ct35719104"/><text:change text:change-id="ct37218000"/><text:change text:change-id="ct35706640"/><text:change text:change-id="ct35706416"/><text:change-start text:change-id="ct37209040"/><text:span text:style-name="T77">. </text:span><text:change-end text:change-id="ct37209040"/><text:change-start text:change-id="ct37218224"/><text:span text:style-name="T77"><text:s/>I</text:span><text:change-end text:change-id="ct37218224"/><text:change-start text:change-id="ct37218544"/><text:span text:style-name="T77"> </text:span><text:span text:style-name="T90">sought out</text:span><text:change-end text:change-id="ct37218544"/><text:change-start text:change-id="ct37203936"/><text:span text:style-name="T77"> </text:span><text:change-end text:change-id="ct37203936"/><text:change text:change-id="ct37208400"/><text:change-start text:change-id="ct37208624"/><text:span text:style-name="T77">obscure routes across France which did not involve going through Paris</text:span><text:change-end text:change-id="ct37208624"/><text:change-start text:change-id="ct37225072"/><text:span text:style-name="T77">; </text:span><text:span text:style-name="T90">he sought out Breughels.</text:span><text:change-end text:change-id="ct37225072"/><text:change-start text:change-id="ct37064544"/><text:span text:style-name="T77">. And when </text:span><text:span text:style-name="T78">in 2014 </text:span><text:span text:style-name="T77">Lilette and I bought a small house in </text:span><text:span text:style-name="T78">a hamlet in</text:span><text:span text:style-name="T77"> the middle of nowhere in central France, </text:span><text:change-end text:change-id="ct37064544"/><text:change text:change-id="ct37211568"/><text:change-start text:change-id="ct37084912"/><text:span text:style-name="T77"><text:s/>Guy </text:span><text:change-end text:change-id="ct37084912"/><text:change-start text:change-id="ct37210480"/><text:span text:style-name="T90">soon found </text:span><text:change-end text:change-id="ct37210480"/><text:change text:change-id="ct37210704"/><text:change-start text:change-id="ct35715184"/><text:span text:style-name="T77">a way of getting there by train</text:span><text:change-end text:change-id="ct35715184"/><text:change-start text:change-id="ct35715920"/><text:span text:style-name="T77">,</text:span><text:change-end text:change-id="ct35715920"/><text:change-start text:change-id="ct35724912"/><text:span text:style-name="T77"> </text:span><text:change-end text:change-id="ct35724912"/><text:change text:change-id="ct35725136"/><text:change-start text:change-id="ct35726160"/><text:span text:style-name="T78"><text:s text:c="2"/></text:span><text:span text:style-name="T90">thus e</text:span><text:change-end text:change-id="ct35726160"/><text:change-start text:change-id="ct35727456"/><text:span text:style-name="T90">nabling him to teach me how to look after my walnut trees and plant my cabbages.</text:span><text:change-end text:change-id="ct35727456"/><text:change-start text:change-id="ct37049984"/></text:p>
      <text:p text:style-name="P51"><text:change-end text:change-id="ct37049984"/><text:change-start text:change-id="ct35718208"/></text:p>
      <text:p text:style-name="P30">Guy era come tutti sappiamo il massimo esperto di viaggi in treno, soprattutto di lunga distanza, sempre pronto a consigliare orari e deviazioni di massimo interesse, molto prima che imparassero a farlo i siti web. Con la sua guida è diventata una questione di principio anche per me viaggiare in treno quando possibile, per spostarmi attraverso l’Europa. Io cercavo percorsi oscuri per girare la Francia senza passare da Parigi, lui intanto scopriva i quadri di Breughel e viaggiava (in treno) per vederli. E quando nel 2014, io e Lilette abbiamo comprato una casetta nel mezzo del nulla nella Francia centrale, Guy ha subito trovato il modo di raggiungerci in treno. Questo gli ha consentito di insegnarmi a tenere a bada gli alberi di noci e piantare i cavoli.</text:p>
      <text:p text:style-name="P35"><text:change-end text:change-id="ct35718208"/><text:change-start text:change-id="ct37065488"/></text:p>
      <text:p text:style-name="P13"><text:soft-page-break/><text:span text:style-name="T79">In </text:span><text:span text:style-name="T86">April 2016</text:span><text:span text:style-name="T78"> </text:span><text:span text:style-name="T86">Guy and I </text:span><text:span text:style-name="T79"><text:s/>undertook a</text:span><text:change-end text:change-id="ct37065488"/><text:change text:change-id="ct35719328"/><text:change-start text:change-id="ct35724272"/><text:span text:style-name="T79"> meticulously organized railway adventure. The plan was to do the </text:span><text:span text:style-name="T60">camino de santiago</text:span><text:span text:style-name="T79">, but backwards and by train. Accordingly we </text:span><text:span text:style-name="T86">travel</text:span><text:span text:style-name="T79">led</text:span><text:span text:style-name="T86"> </text:span><text:span text:style-name="T87">together</text:span><text:span text:style-name="T86"> from Santiago di Compostela to Paris, taking the </text:span><text:span text:style-name="T79">narrow gauge</text:span><text:span text:style-name="T86"> FEVE trains along the Cantabrigien coast <text:s/></text:span><text:span text:style-name="T79">from Galicia to the Basque country, with a detour to Mataporquera where there is a railway museum. We took turns to </text:span><text:span text:style-name="T86">wr</text:span><text:span text:style-name="T79">ite</text:span><text:span text:style-name="T86"> up </text:span><text:span text:style-name="T79">the</text:span><text:span text:style-name="T86"> journey in </text:span><text:span text:style-name="T79">daily </text:span><text:span text:style-name="T86">blog posts</text:span><text:span text:style-name="T87"> </text:span><text:span text:style-name="T79">which </text:span><text:change-end text:change-id="ct35724272"/><text:change text:change-id="ct35731328"/><text:change-start text:change-id="ct35735008"/><text:span text:style-name="T79"><text:s/>I treasure </text:span><text:change-end text:change-id="ct35735008"/><text:change text:change-id="ct35736320"/><text:change-start text:change-id="ct37094416"/><text:span text:style-name="T79">as a witness to our last collaboration. <text:s/></text:span></text:p>
      <text:p text:style-name="P53"><text:change-end text:change-id="ct37094416"/><text:change-start text:change-id="ct37096912"/></text:p>
      <text:p text:style-name="P30">Nell’aprile del 2016, Guy ed io siamo partiti per un viaggio meticolosamente organizzato, in treno naturalmente. Il piano era di fare il cammino di Santiago, ma tornare in treno. Così siamo andati insieme da Santiago di Compostela a Parigi prendendo il trenino delle ferrovie FEVE prima lungo la costa poi in Galizia e fino ai Paesi Baschi, con una deviazione a Mataporquera per vedere un museo ferroviario. A turno abbiamo scritto un blog di questo viaggio, opera che custodisco come testimonianza della nostra ultima collaborazione.</text:p>
      <text:p text:style-name="P52"><text:change-end text:change-id="ct37096912"/><text:change-start text:change-id="ct35731600"/></text:p>
      <text:p text:style-name="P14"><text:span text:style-name="T78"><text:s/>I</text:span><text:span text:style-name="T87">n Jul</text:span><text:span text:style-name="T78">y 2017, </text:span><text:span text:style-name="T80">on Guy’s recommendation,</text:span><text:span text:style-name="T78"> </text:span><text:span text:style-name="T80">Lilette and I</text:span><text:span text:style-name="T78"> travel</text:span><text:span text:style-name="T87">led</text:span><text:span text:style-name="T78"> by train from Paris to Oulx, and from Oulx to Vergato, </text:span><text:span text:style-name="T80">to celebrate her </text:span><text:change-end text:change-id="ct35731600"/><text:change-start text:change-id="ct35734560"/><text:span text:style-name="T90">sevent</text:span><text:change-end text:change-id="ct35734560"/><text:change text:change-id="ct35712256"/><text:change-start text:change-id="ct35726384"/><text:span text:style-name="T80">ieth. Naturally, we had a celebratory</text:span><text:span text:style-name="T78"> lunch </text:span><text:span text:style-name="T79">with Guy and Mandy </text:span><text:span text:style-name="T78">at Olga’s in Cereglio. Two kinds of pasta, grilled rabbit, fried custard… </text:span><text:span text:style-name="T79">i</text:span><text:span text:style-name="T71">t was </text:span><text:span text:style-name="T79">just</text:span><text:span text:style-name="T71"> as good as the first time, </text:span><text:span text:style-name="T79">even</text:span><text:span text:style-name="T71"> though perhaps it was the last time.</text:span><text:span text:style-name="T78"> </text:span><text:change-end text:change-id="ct35726384"/><text:change-start text:change-id="ct35716144"/></text:p>
      <text:p text:style-name="P53"><text:change-end text:change-id="ct35716144"/><text:change-start text:change-id="ct35727680"/></text:p>
      <text:p text:style-name="P30"><text:change-end text:change-id="ct35727680"/><text:change-start text:change-id="ct37209264"/>Nel luglio del 2017, su consiglio di Guy, sono andato in terno con Lilette da Parigi a Oulx e da Oulx a Vergato, per festeggiare il settantesimo compleanno di Lilette. Naturalmente abbiamo festggiato anche con Guy e Mandy, di nuovo dalla Olga a Cereglio. Due tipi di pasta, coniglio al forno, crema fritta … è stato esattamente come sempre, salvo che era l’ultima volta.</text:p>
      <text:p text:style-name="P35"><text:change-end text:change-id="ct37209264"/><text:change-start text:change-id="ct35715696"/></text:p>
      <text:p text:style-name="P28"><text:span text:style-name="T78">I</text:span><text:span text:style-name="T62">t’s hard to think that it might be. A true friend becomes a part of your life, not just a reflection of it, and Guy has been a part of my life, and that of my family, almost as long as I have been aware of existing at all. Thank you Guy, thank you for being a true friend, thank you for showing us the right way, for consoling us when things went wrong, for rejoicing with us when things went right, for constantly finding new reasons to enjoy life. Yours was a long and wonderful life, and I count myself privileged to have shared some of it with you.</text:span></text:p>
      <text:p text:style-name="P54"><text:change-end text:change-id="ct35715696"/><text:change-start text:change-id="ct37103344"/></text:p>
      <text:p text:style-name="P36">E’ così ed è bruttissimo. Un amico vero è parte della tua vita non solo un riflesso di essa. Guy è stato parte della mia vita e di quella della mia famiglia almeno da quando mi sono reso conto di esistere. Grazie Guy, grazie per essermi stato amico, grazie per averci indicato la strada, per averci consolato quando le cose andavano male, per aver gioito con noi quando andavano bene. Grazie per avere sempre trovato nuovi motivi per apprezzare e farci apprezzare la vita. La tua vita è stata lunga e magnifica e io mi sento onorato di averne potuto condividere una parte.<text:change-end text:change-id="ct37103344"/><text:change-start text:change-id="ct37106080"/></text:p>
      <text:p text:style-name="P36"/>
      <text:p text:style-name="P55">Lou B<text:change-end text:change-id="ct37106080"/><text:change-start text:change-id="ct35730064"/>urnard, 8 Dec 2018</text:p>
      <text:p text:style-name="P37">Traduzione italiana d<text:span text:style-name="T99">i</text:span> Laura Gavioli<text:change-end text:change-id="ct357300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12:09:25.624647597</meta:creation-date>
    <dc:date>2018-12-26T19:07:53.246745596</dc:date>
    <meta:editing-duration>PT4H22M42S</meta:editing-duration>
    <meta:editing-cycles>23</meta:editing-cycles>
    <meta:generator>LibreOffice/5.1.6.2$Linux_X86_64 LibreOffice_project/10m0$Build-2</meta:generator>
    <meta:print-date>2018-12-05T21:26:36.541688637</meta:print-date>
    <meta:document-statistic meta:table-count="0" meta:image-count="0" meta:object-count="0" meta:page-count="5" meta:paragraph-count="34" meta:word-count="2949" meta:character-count="17424" meta:non-whitespace-character-count="14434"/>
  </office:meta>
</office:document-meta>
</file>